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247cm" fo:margin-left="-0.079cm" fo:margin-top="0cm" fo:margin-bottom="0cm" table:align="left" style:writing-mode="lr-tb"/>
    </style:style>
    <style:style style:name="Tabelle1.A" style:family="table-column">
      <style:table-column-properties style:column-width="8.123cm"/>
    </style:style>
    <style:style style:name="Tabelle1.1" style:family="table-row">
      <style:table-row-properties style:keep-together="true" fo:keep-together="auto"/>
    </style:style>
    <style:style style:name="Tabelle1.A1" style:family="table-cell">
      <style:table-cell-properties fo:padding="0.079cm" fo:border="none"/>
    </style:style>
    <style:style style:name="Tabelle2" style:family="table">
      <style:table-properties style:width="16.247cm" fo:margin-left="-0.079cm" fo:margin-top="0cm" fo:margin-bottom="0cm" table:align="left" style:writing-mode="lr-tb"/>
    </style:style>
    <style:style style:name="Tabelle2.A" style:family="table-column">
      <style:table-column-properties style:column-width="8.123cm"/>
    </style:style>
    <style:style style:name="Tabelle2.1" style:family="table-row">
      <style:table-row-properties style:keep-together="true" fo:keep-together="auto"/>
    </style:style>
    <style:style style:name="Tabelle2.A1" style:family="table-cell">
      <style:table-cell-properties fo:padding="0.079cm" fo:border="none"/>
    </style:style>
    <style:style style:name="Tabelle4" style:family="table">
      <style:table-properties style:width="16.247cm" fo:margin-left="-0.079cm" fo:margin-top="0cm" fo:margin-bottom="0cm" table:align="left" style:writing-mode="lr-tb"/>
    </style:style>
    <style:style style:name="Tabelle4.A" style:family="table-column">
      <style:table-column-properties style:column-width="8.123cm"/>
    </style:style>
    <style:style style:name="Tabelle4.1" style:family="table-row">
      <style:table-row-properties style:keep-together="true" fo:keep-together="auto"/>
    </style:style>
    <style:style style:name="Tabelle4.A1" style:family="table-cell">
      <style:table-cell-properties fo:padding="0.079cm" fo:border="none"/>
    </style:style>
    <style:style style:name="Tabelle5" style:family="table">
      <style:table-properties style:width="16.247cm" fo:margin-left="-0.079cm" fo:margin-top="0cm" fo:margin-bottom="0cm" table:align="left" style:writing-mode="lr-tb"/>
    </style:style>
    <style:style style:name="Tabelle5.A" style:family="table-column">
      <style:table-column-properties style:column-width="8.123cm"/>
    </style:style>
    <style:style style:name="Tabelle5.1" style:family="table-row">
      <style:table-row-properties style:keep-together="true" fo:keep-together="auto"/>
    </style:style>
    <style:style style:name="Tabelle5.A1" style:family="table-cell">
      <style:table-cell-properties fo:padding="0.079cm" fo:border="none"/>
    </style:style>
    <style:style style:name="Tabelle6" style:family="table">
      <style:table-properties style:width="16.247cm" fo:margin-left="-0.079cm" fo:margin-top="0cm" fo:margin-bottom="0cm" table:align="left" style:writing-mode="lr-tb"/>
    </style:style>
    <style:style style:name="Tabelle6.A" style:family="table-column">
      <style:table-column-properties style:column-width="8.123cm"/>
    </style:style>
    <style:style style:name="Tabelle6.1" style:family="table-row">
      <style:table-row-properties style:keep-together="true" fo:keep-together="auto"/>
    </style:style>
    <style:style style:name="Tabelle6.A1" style:family="table-cell">
      <style:table-cell-properties fo:padding="0.079cm" fo:border="none"/>
    </style:style>
    <style:style style:name="Tabelle7" style:family="table">
      <style:table-properties style:width="16.247cm" fo:margin-left="-0.079cm" fo:margin-top="0cm" fo:margin-bottom="0cm" table:align="left" style:writing-mode="lr-tb"/>
    </style:style>
    <style:style style:name="Tabelle7.A" style:family="table-column">
      <style:table-column-properties style:column-width="8.123cm"/>
    </style:style>
    <style:style style:name="Tabelle7.1" style:family="table-row">
      <style:table-row-properties style:keep-together="true" fo:keep-together="auto"/>
    </style:style>
    <style:style style:name="Tabelle7.A1" style:family="table-cell">
      <style:table-cell-properties fo:padding="0.079cm" fo:border="none"/>
    </style:style>
    <style:style style:name="Tabelle8" style:family="table">
      <style:table-properties style:width="16.247cm" fo:margin-left="-0.079cm" fo:margin-top="0cm" fo:margin-bottom="0cm" table:align="left" style:writing-mode="lr-tb"/>
    </style:style>
    <style:style style:name="Tabelle8.A" style:family="table-column">
      <style:table-column-properties style:column-width="8.123cm"/>
    </style:style>
    <style:style style:name="Tabelle8.1" style:family="table-row">
      <style:table-row-properties style:keep-together="true" fo:keep-together="auto"/>
    </style:style>
    <style:style style:name="Tabelle8.A1" style:family="table-cell">
      <style:table-cell-properties fo:padding="0.079cm" fo:border="none"/>
    </style:style>
    <style:style style:name="Tabelle9" style:family="table">
      <style:table-properties style:width="16.247cm" fo:margin-left="-0.079cm" fo:margin-top="0cm" fo:margin-bottom="0cm" table:align="left" style:writing-mode="lr-tb"/>
    </style:style>
    <style:style style:name="Tabelle9.A" style:family="table-column">
      <style:table-column-properties style:column-width="8.123cm"/>
    </style:style>
    <style:style style:name="Tabelle9.1" style:family="table-row">
      <style:table-row-properties style:keep-together="true" fo:keep-together="auto"/>
    </style:style>
    <style:style style:name="Tabelle9.A1" style:family="table-cell">
      <style:table-cell-properties fo:padding="0.079cm" fo:border="none"/>
    </style:style>
    <style:style style:name="Tabelle10" style:family="table">
      <style:table-properties style:width="16.247cm" fo:margin-left="-0.079cm" fo:margin-top="0cm" fo:margin-bottom="0cm" table:align="left" style:writing-mode="lr-tb"/>
    </style:style>
    <style:style style:name="Tabelle10.A" style:family="table-column">
      <style:table-column-properties style:column-width="8.123cm"/>
    </style:style>
    <style:style style:name="Tabelle10.1" style:family="table-row">
      <style:table-row-properties style:keep-together="true" fo:keep-together="auto"/>
    </style:style>
    <style:style style:name="Tabelle10.A1" style:family="table-cell">
      <style:table-cell-properties fo:padding="0.079cm" fo:border="none"/>
    </style:style>
    <style:style style:name="Tabelle11" style:family="table">
      <style:table-properties style:width="16.247cm" fo:margin-left="-0.079cm" fo:margin-top="0cm" fo:margin-bottom="0cm" table:align="left" style:writing-mode="lr-tb"/>
    </style:style>
    <style:style style:name="Tabelle11.A" style:family="table-column">
      <style:table-column-properties style:column-width="8.123cm"/>
    </style:style>
    <style:style style:name="Tabelle11.1" style:family="table-row">
      <style:table-row-properties style:keep-together="true" fo:keep-together="auto"/>
    </style:style>
    <style:style style:name="Tabelle11.A1" style:family="table-cell">
      <style:table-cell-properties fo:padding="0.079cm" fo:border="none"/>
    </style:style>
    <style:style style:name="Tabelle12" style:family="table">
      <style:table-properties style:width="16.247cm" fo:margin-left="-0.079cm" fo:margin-top="0cm" fo:margin-bottom="0cm" table:align="left" style:writing-mode="lr-tb"/>
    </style:style>
    <style:style style:name="Tabelle12.A" style:family="table-column">
      <style:table-column-properties style:column-width="8.123cm"/>
    </style:style>
    <style:style style:name="Tabelle12.1" style:family="table-row">
      <style:table-row-properties style:keep-together="true" fo:keep-together="auto"/>
    </style:style>
    <style:style style:name="Tabelle12.A1" style:family="table-cell">
      <style:table-cell-properties fo:padding="0.079cm" fo:border="none"/>
    </style:style>
    <style:style style:name="Tabelle13" style:family="table">
      <style:table-properties style:width="16.247cm" fo:margin-left="-0.079cm" fo:margin-top="0cm" fo:margin-bottom="0cm" table:align="left" style:writing-mode="lr-tb"/>
    </style:style>
    <style:style style:name="Tabelle13.A" style:family="table-column">
      <style:table-column-properties style:column-width="8.123cm"/>
    </style:style>
    <style:style style:name="Tabelle13.1" style:family="table-row">
      <style:table-row-properties style:keep-together="true" fo:keep-together="auto"/>
    </style:style>
    <style:style style:name="Tabelle13.A1" style:family="table-cell">
      <style:table-cell-properties fo:padding="0.079cm" fo:border="none"/>
    </style:style>
    <style:style style:name="Tabelle14" style:family="table">
      <style:table-properties style:width="16.247cm" fo:margin-left="-0.079cm" fo:margin-top="0cm" fo:margin-bottom="0cm" table:align="left" style:writing-mode="lr-tb"/>
    </style:style>
    <style:style style:name="Tabelle14.A" style:family="table-column">
      <style:table-column-properties style:column-width="8.123cm"/>
    </style:style>
    <style:style style:name="Tabelle14.1" style:family="table-row">
      <style:table-row-properties style:keep-together="true" fo:keep-together="auto"/>
    </style:style>
    <style:style style:name="Tabelle14.A1" style:family="table-cell">
      <style:table-cell-properties fo:padding="0.079cm" fo:border="none"/>
    </style:style>
    <style:style style:name="Tabelle15" style:family="table">
      <style:table-properties style:width="16.247cm" fo:margin-left="-0.079cm" fo:margin-top="0cm" fo:margin-bottom="0cm" table:align="left" style:writing-mode="lr-tb"/>
    </style:style>
    <style:style style:name="Tabelle15.A" style:family="table-column">
      <style:table-column-properties style:column-width="8.123cm"/>
    </style:style>
    <style:style style:name="Tabelle15.1" style:family="table-row">
      <style:table-row-properties style:keep-together="true" fo:keep-together="auto"/>
    </style:style>
    <style:style style:name="Tabelle15.A1" style:family="table-cell">
      <style:table-cell-properties fo:padding="0.079cm" fo:border="none"/>
    </style:style>
    <style:style style:name="Tabelle16" style:family="table">
      <style:table-properties style:width="16.247cm" fo:margin-left="-0.079cm" fo:margin-top="0cm" fo:margin-bottom="0cm" table:align="left" style:writing-mode="lr-tb"/>
    </style:style>
    <style:style style:name="Tabelle16.A" style:family="table-column">
      <style:table-column-properties style:column-width="8.123cm"/>
    </style:style>
    <style:style style:name="Tabelle16.1" style:family="table-row">
      <style:table-row-properties style:keep-together="true" fo:keep-together="auto"/>
    </style:style>
    <style:style style:name="Tabelle16.A1" style:family="table-cell">
      <style:table-cell-properties fo:padding="0.079cm" fo:border="none"/>
    </style:style>
    <style:style style:name="Tabelle17" style:family="table">
      <style:table-properties style:width="16.247cm" fo:margin-left="-0.079cm" fo:margin-top="0cm" fo:margin-bottom="0cm" table:align="left" style:writing-mode="lr-tb"/>
    </style:style>
    <style:style style:name="Tabelle17.A" style:family="table-column">
      <style:table-column-properties style:column-width="8.123cm"/>
    </style:style>
    <style:style style:name="Tabelle17.1" style:family="table-row">
      <style:table-row-properties style:keep-together="true" fo:keep-together="auto"/>
    </style:style>
    <style:style style:name="Tabelle17.A1" style:family="table-cell">
      <style:table-cell-properties fo:padding="0.079cm" fo:border="none"/>
    </style:style>
    <style:style style:name="Tabelle18" style:family="table">
      <style:table-properties style:width="16.247cm" fo:margin-left="-0.079cm" fo:margin-top="0cm" fo:margin-bottom="0cm" table:align="left" style:writing-mode="lr-tb"/>
    </style:style>
    <style:style style:name="Tabelle18.A" style:family="table-column">
      <style:table-column-properties style:column-width="8.123cm"/>
    </style:style>
    <style:style style:name="Tabelle18.1" style:family="table-row">
      <style:table-row-properties style:keep-together="true" fo:keep-together="auto"/>
    </style:style>
    <style:style style:name="Tabelle18.A1" style:family="table-cell">
      <style:table-cell-properties fo:padding="0.079cm" fo:border="none"/>
    </style:style>
    <style:style style:name="P1" style:family="paragraph" style:parent-style-name="Heading_20_2">
      <style:paragraph-properties fo:break-before="page"/>
    </style:style>
    <style:style style:name="P2" style:family="paragraph" style:parent-style-name="List_20_Paragraph" style:list-style-name="WWNum1"/>
    <style:style style:name="P3" style:family="paragraph" style:parent-style-name="List_20_Paragraph" style:list-style-name="WWNum3"/>
    <style:style style:name="P4" style:family="paragraph" style:parent-style-name="List_20_Paragraph" style:list-style-name="WWNum5"/>
    <style:style style:name="P5" style:family="paragraph" style:parent-style-name="List_20_Paragraph" style:list-style-name="WWNum7"/>
    <style:style style:name="P6" style:family="paragraph" style:parent-style-name="List_20_Paragraph" style:list-style-name="WWNum9"/>
    <style:style style:name="P7" style:family="paragraph" style:parent-style-name="List_20_Paragraph" style:list-style-name="WWNum11"/>
    <style:style style:name="P8" style:family="paragraph" style:parent-style-name="List_20_Paragraph" style:list-style-name="WWNum13"/>
    <style:style style:name="P9" style:family="paragraph" style:parent-style-name="List_20_Paragraph" style:list-style-name="WWNum15"/>
    <style:style style:name="P10" style:family="paragraph" style:parent-style-name="List_20_Paragraph" style:list-style-name="WWNum17"/>
    <style:style style:name="P11" style:family="paragraph" style:parent-style-name="List_20_Paragraph" style:list-style-name="WWNum19"/>
    <style:style style:name="P12" style:family="paragraph" style:parent-style-name="List_20_Paragraph" style:list-style-name="WWNum21"/>
    <style:style style:name="P13" style:family="paragraph" style:parent-style-name="List_20_Paragraph" style:list-style-name="WWNum23"/>
    <style:style style:name="P14" style:family="paragraph" style:parent-style-name="List_20_Paragraph" style:list-style-name="WWNum25"/>
    <style:style style:name="P15" style:family="paragraph" style:parent-style-name="List_20_Paragraph" style:list-style-name="WWNum27"/>
    <style:style style:name="P16" style:family="paragraph" style:parent-style-name="List_20_Paragraph" style:list-style-name="WWNum29"/>
    <style:style style:name="P17" style:family="paragraph" style:parent-style-name="List_20_Paragraph" style:list-style-name="WWNum31"/>
    <style:style style:name="P18" style:family="paragraph" style:parent-style-name="List_20_Paragraph" style:list-style-name="WWNum33"/>
    <style:style style:name="P19" style:family="paragraph" style:parent-style-name="List_20_Paragraph" style:list-style-name="WWNum35"/>
    <style:style style:name="P20" style:family="paragraph" style:parent-style-name="List_20_Paragraph" style:list-style-name="WWNum37"/>
    <style:style style:name="P21" style:family="paragraph" style:parent-style-name="List_20_Paragraph" style:list-style-name="WWNum39"/>
    <style:style style:name="P22" style:family="paragraph" style:parent-style-name="List_20_Paragraph" style:list-style-name="WWNum41"/>
    <style:style style:name="P23" style:family="paragraph" style:parent-style-name="List_20_Paragraph" style:list-style-name="WWNum43"/>
    <style:style style:name="P24" style:family="paragraph" style:parent-style-name="List_20_Paragraph" style:list-style-name="WWNum45"/>
    <style:style style:name="P25" style:family="paragraph" style:parent-style-name="List_20_Paragraph" style:list-style-name="WWNum47"/>
    <style:style style:name="P26" style:family="paragraph" style:parent-style-name="List_20_Paragraph" style:list-style-name="WWNum49"/>
    <style:style style:name="P27" style:family="paragraph" style:parent-style-name="List_20_Paragraph" style:list-style-name="WWNum51"/>
    <style:style style:name="P28" style:family="paragraph" style:parent-style-name="List_20_Paragraph" style:list-style-name="WWNum53"/>
    <style:style style:name="P29" style:family="paragraph" style:parent-style-name="List_20_Paragraph" style:list-style-name="WWNum55"/>
    <style:style style:name="P30" style:family="paragraph" style:parent-style-name="List_20_Paragraph" style:list-style-name="WWNum57"/>
    <style:style style:name="P31" style:family="paragraph" style:parent-style-name="List_20_Paragraph" style:list-style-name="WWNum59"/>
    <style:style style:name="P32" style:family="paragraph" style:parent-style-name="List_20_Paragraph" style:list-style-name="WWNum61"/>
    <style:style style:name="P33" style:family="paragraph" style:parent-style-name="List_20_Paragraph" style:list-style-name="WWNum63"/>
    <style:style style:name="P34" style:family="paragraph" style:parent-style-name="List_20_Paragraph" style:list-style-name="WWNum65"/>
    <style:style style:name="P35" style:family="paragraph" style:parent-style-name="List_20_Paragraph" style:list-style-name="WWNum69"/>
    <style:style style:name="P36" style:family="paragraph" style:parent-style-name="List_20_Paragraph" style:list-style-name="WWNum79"/>
    <style:style style:name="P37" style:family="paragraph" style:parent-style-name="List_20_Paragraph" style:list-style-name="WWNum83"/>
    <style:style style:name="P38" style:family="paragraph" style:parent-style-name="List_20_Paragraph" style:list-style-name="WWNum85"/>
    <style:style style:name="P39" style:family="paragraph" style:parent-style-name="List_20_Paragraph" style:list-style-name="WWNum87"/>
    <style:style style:name="P40" style:family="paragraph" style:parent-style-name="List_20_Paragraph" style:list-style-name="WWNum89"/>
    <style:style style:name="P41" style:family="paragraph" style:parent-style-name="List_20_Paragraph" style:list-style-name="WWNum91"/>
    <style:style style:name="P42" style:family="paragraph" style:parent-style-name="List_20_Paragraph" style:list-style-name="WWNum93"/>
    <style:style style:name="P43" style:family="paragraph" style:parent-style-name="List_20_Paragraph" style:list-style-name="WWNum95"/>
    <style:style style:name="P44" style:family="paragraph" style:parent-style-name="List_20_Paragraph" style:list-style-name="WWNum97"/>
    <style:style style:name="P45" style:family="paragraph" style:parent-style-name="List_20_Paragraph" style:list-style-name="WWNum99"/>
    <style:style style:name="P46" style:family="paragraph" style:parent-style-name="List_20_Paragraph" style:list-style-name="WWNum101"/>
    <style:style style:name="P47" style:family="paragraph" style:parent-style-name="List_20_Paragraph" style:list-style-name="WWNum103"/>
    <style:style style:name="P48" style:family="paragraph" style:parent-style-name="List_20_Paragraph" style:list-style-name="WWNum107"/>
    <style:style style:name="P49" style:family="paragraph" style:parent-style-name="List_20_Paragraph" style:list-style-name="WWNum109"/>
    <style:style style:name="P50" style:family="paragraph" style:parent-style-name="List_20_Paragraph" style:list-style-name="WWNum111"/>
    <style:style style:name="P51" style:family="paragraph" style:parent-style-name="List_20_Paragraph" style:list-style-name="WWNum113"/>
    <style:style style:name="P52" style:family="paragraph" style:parent-style-name="List_20_Paragraph" style:list-style-name="WWNum115"/>
    <style:style style:name="P53" style:family="paragraph" style:parent-style-name="List_20_Paragraph" style:list-style-name="WWNum117"/>
    <style:style style:name="P54" style:family="paragraph" style:parent-style-name="List_20_Paragraph" style:list-style-name="WWNum119"/>
    <style:style style:name="P55" style:family="paragraph" style:parent-style-name="List_20_Paragraph" style:list-style-name="WWNum121"/>
    <style:style style:name="P56" style:family="paragraph" style:parent-style-name="List_20_Paragraph" style:list-style-name="WWNum123"/>
    <style:style style:name="P57" style:family="paragraph" style:parent-style-name="List_20_Paragraph" style:list-style-name="WWNum125"/>
    <style:style style:name="P58" style:family="paragraph" style:parent-style-name="List_20_Paragraph" style:list-style-name="WWNum127"/>
    <style:style style:name="P59" style:family="paragraph" style:parent-style-name="List_20_Paragraph" style:list-style-name="WWNum129"/>
    <style:style style:name="P60" style:family="paragraph" style:parent-style-name="List_20_Paragraph" style:list-style-name="WWNum131"/>
    <style:style style:name="P61" style:family="paragraph" style:parent-style-name="List_20_Paragraph" style:list-style-name="WWNum133"/>
    <style:style style:name="P62" style:family="paragraph" style:parent-style-name="List_20_Paragraph" style:list-style-name="WWNum135"/>
    <style:style style:name="P63" style:family="paragraph" style:parent-style-name="List_20_Paragraph" style:list-style-name="WWNum137"/>
    <style:style style:name="P64" style:family="paragraph" style:parent-style-name="List_20_Paragraph" style:list-style-name="WWNum139"/>
    <style:style style:name="P65" style:family="paragraph" style:parent-style-name="List_20_Paragraph" style:list-style-name="WWNum141"/>
    <style:style style:name="P66" style:family="paragraph" style:parent-style-name="List_20_Paragraph" style:list-style-name="WWNum143"/>
    <style:style style:name="P67" style:family="paragraph" style:parent-style-name="List_20_Paragraph" style:list-style-name="WWNum145"/>
    <style:style style:name="P68" style:family="paragraph" style:parent-style-name="List_20_Paragraph" style:list-style-name="WWNum147"/>
    <style:style style:name="P69" style:family="paragraph" style:parent-style-name="List_20_Paragraph" style:list-style-name="WWNum149"/>
    <style:style style:name="P70" style:family="paragraph" style:parent-style-name="List_20_Paragraph" style:list-style-name="WWNum151"/>
    <style:style style:name="P71" style:family="paragraph" style:parent-style-name="List_20_Paragraph" style:list-style-name="WWNum153"/>
    <style:style style:name="P72" style:family="paragraph" style:parent-style-name="List_20_Paragraph" style:list-style-name="WWNum155"/>
    <style:style style:name="P73" style:family="paragraph" style:parent-style-name="List_20_Paragraph" style:list-style-name="WWNum157"/>
    <style:style style:name="P74" style:family="paragraph" style:parent-style-name="List_20_Paragraph" style:list-style-name="WWNum159"/>
    <style:style style:name="P75" style:family="paragraph" style:parent-style-name="List_20_Paragraph" style:list-style-name="WWNum161"/>
    <style:style style:name="P76" style:family="paragraph" style:parent-style-name="List_20_Paragraph" style:list-style-name="WWNum163"/>
    <style:style style:name="P77" style:family="paragraph" style:parent-style-name="List_20_Paragraph" style:list-style-name="WWNum165"/>
    <style:style style:name="P78" style:family="paragraph" style:parent-style-name="List_20_Paragraph" style:list-style-name="WWNum167"/>
    <style:style style:name="P79" style:family="paragraph" style:parent-style-name="List_20_Paragraph" style:list-style-name="WWNum169"/>
    <style:style style:name="P80" style:family="paragraph" style:parent-style-name="List_20_Paragraph" style:list-style-name="WWNum171"/>
    <style:style style:name="P81" style:family="paragraph" style:parent-style-name="List_20_Paragraph" style:list-style-name="WWNum173"/>
    <style:style style:name="P82" style:family="paragraph" style:parent-style-name="List_20_Paragraph" style:list-style-name="WWNum175"/>
    <style:style style:name="P83" style:family="paragraph" style:parent-style-name="List_20_Paragraph" style:list-style-name="WWNum177"/>
    <style:style style:name="P84" style:family="paragraph" style:parent-style-name="List_20_Paragraph" style:list-style-name="WWNum179"/>
    <style:style style:name="P85" style:family="paragraph" style:parent-style-name="List_20_Paragraph" style:list-style-name="WWNum181"/>
    <style:style style:name="P86" style:family="paragraph" style:parent-style-name="List_20_Paragraph" style:list-style-name="WWNum183"/>
    <style:style style:name="P87" style:family="paragraph" style:parent-style-name="List_20_Paragraph" style:list-style-name="WWNum185"/>
    <style:style style:name="P88" style:family="paragraph" style:parent-style-name="List_20_Paragraph" style:list-style-name="WWNum187"/>
    <style:style style:name="P89" style:family="paragraph" style:parent-style-name="List_20_Paragraph" style:list-style-name="WWNum189"/>
    <style:style style:name="P90" style:family="paragraph" style:parent-style-name="List_20_Paragraph" style:list-style-name="WWNum191"/>
    <style:style style:name="P91" style:family="paragraph" style:parent-style-name="List_20_Paragraph" style:list-style-name="WWNum193"/>
    <style:style style:name="P92" style:family="paragraph" style:parent-style-name="List_20_Paragraph" style:list-style-name="WWNum195"/>
    <style:style style:name="P93" style:family="paragraph" style:parent-style-name="List_20_Paragraph" style:list-style-name="WWNum197"/>
    <style:style style:name="P94" style:family="paragraph" style:parent-style-name="List_20_Paragraph" style:list-style-name="WWNum199"/>
    <style:style style:name="P95" style:family="paragraph" style:parent-style-name="List_20_Paragraph" style:list-style-name="WWNum201"/>
    <style:style style:name="P96" style:family="paragraph" style:parent-style-name="List_20_Paragraph" style:list-style-name="WWNum203"/>
    <style:style style:name="P97" style:family="paragraph" style:parent-style-name="List_20_Paragraph" style:list-style-name="WWNum205"/>
    <style:style style:name="P98" style:family="paragraph" style:parent-style-name="List_20_Paragraph" style:list-style-name="WWNum207"/>
    <style:style style:name="P99" style:family="paragraph" style:parent-style-name="List_20_Paragraph" style:list-style-name="WWNum209"/>
    <style:style style:name="P100" style:family="paragraph" style:parent-style-name="List_20_Paragraph" style:list-style-name="WWNum211"/>
    <style:style style:name="P101" style:family="paragraph" style:parent-style-name="List_20_Paragraph" style:list-style-name="WWNum213"/>
    <style:style style:name="P102" style:family="paragraph" style:parent-style-name="List_20_Paragraph" style:list-style-name="WWNum215"/>
    <style:style style:name="P103" style:family="paragraph" style:parent-style-name="List_20_Paragraph" style:list-style-name="WWNum217"/>
    <style:style style:name="P104" style:family="paragraph" style:parent-style-name="List_20_Paragraph" style:list-style-name="WWNum219"/>
    <style:style style:name="P105" style:family="paragraph" style:parent-style-name="List_20_Paragraph" style:list-style-name="WWNum221"/>
    <style:style style:name="P106" style:family="paragraph" style:parent-style-name="List_20_Paragraph" style:list-style-name="WWNum223"/>
    <style:style style:name="P107" style:family="paragraph" style:parent-style-name="List_20_Paragraph" style:list-style-name="WWNum225"/>
    <style:style style:name="P108" style:family="paragraph" style:parent-style-name="List_20_Paragraph" style:list-style-name="WWNum227"/>
    <style:style style:name="P109" style:family="paragraph" style:parent-style-name="List_20_Paragraph" style:list-style-name="WWNum229"/>
    <style:style style:name="P110" style:family="paragraph" style:parent-style-name="List_20_Paragraph" style:list-style-name="WWNum231"/>
    <style:style style:name="P111" style:family="paragraph" style:parent-style-name="List_20_Paragraph" style:list-style-name="WWNum233"/>
    <style:style style:name="P112" style:family="paragraph" style:parent-style-name="List_20_Paragraph" style:list-style-name="WWNum235"/>
    <style:style style:name="P113" style:family="paragraph" style:parent-style-name="List_20_Paragraph" style:list-style-name="WWNum237"/>
    <style:style style:name="P114" style:family="paragraph" style:parent-style-name="List_20_Paragraph" style:list-style-name="WWNum239"/>
    <style:style style:name="P115" style:family="paragraph" style:parent-style-name="List_20_Paragraph" style:list-style-name="WWNum241"/>
    <style:style style:name="P116" style:family="paragraph" style:parent-style-name="List_20_Paragraph" style:list-style-name="WWNum243"/>
    <style:style style:name="P117" style:family="paragraph" style:parent-style-name="List_20_Paragraph" style:list-style-name="WWNum245"/>
    <style:style style:name="P118" style:family="paragraph" style:parent-style-name="List_20_Paragraph" style:list-style-name="WWNum247"/>
    <style:style style:name="P119" style:family="paragraph" style:parent-style-name="List_20_Paragraph" style:list-style-name="WWNum249"/>
    <style:style style:name="P120" style:family="paragraph" style:parent-style-name="List_20_Paragraph" style:list-style-name="WWNum251"/>
    <style:style style:name="P121" style:family="paragraph" style:parent-style-name="List_20_Paragraph" style:list-style-name="WWNum253"/>
    <style:style style:name="P122" style:family="paragraph" style:parent-style-name="List_20_Paragraph" style:list-style-name="WWNum255"/>
    <style:style style:name="P123" style:family="paragraph" style:parent-style-name="List_20_Paragraph" style:list-style-name="WWNum257"/>
    <style:style style:name="P124" style:family="paragraph" style:parent-style-name="List_20_Paragraph" style:list-style-name="WWNum259"/>
    <style:style style:name="P125" style:family="paragraph" style:parent-style-name="List_20_Paragraph" style:list-style-name="WWNum261"/>
    <style:style style:name="P126" style:family="paragraph" style:parent-style-name="List_20_Paragraph" style:list-style-name="WWNum263"/>
    <style:style style:name="P127" style:family="paragraph" style:parent-style-name="List_20_Paragraph" style:list-style-name="WWNum265"/>
    <style:style style:name="P128" style:family="paragraph" style:parent-style-name="List_20_Paragraph" style:list-style-name="WWNum267"/>
    <style:style style:name="P129" style:family="paragraph" style:parent-style-name="List_20_Paragraph" style:list-style-name="WWNum269"/>
    <style:style style:name="P130" style:family="paragraph" style:parent-style-name="List_20_Paragraph" style:list-style-name="WWNum271"/>
    <style:style style:name="P131" style:family="paragraph" style:parent-style-name="List_20_Paragraph" style:list-style-name="WWNum273"/>
    <style:style style:name="P132" style:family="paragraph" style:parent-style-name="List_20_Paragraph" style:list-style-name="WWNum275"/>
    <style:style style:name="P133" style:family="paragraph" style:parent-style-name="List_20_Paragraph" style:list-style-name="WWNum277"/>
    <style:style style:name="P134" style:family="paragraph" style:parent-style-name="List_20_Paragraph" style:list-style-name="WWNum279"/>
    <style:style style:name="P135" style:family="paragraph" style:parent-style-name="List_20_Paragraph" style:list-style-name="WWNum281"/>
    <style:style style:name="P136" style:family="paragraph" style:parent-style-name="List_20_Paragraph" style:list-style-name="WWNum283"/>
    <style:style style:name="P137" style:family="paragraph" style:parent-style-name="List_20_Paragraph" style:list-style-name="WWNum285"/>
    <style:style style:name="P138" style:family="paragraph" style:parent-style-name="List_20_Paragraph" style:list-style-name="WWNum287"/>
    <style:style style:name="P139" style:family="paragraph" style:parent-style-name="List_20_Paragraph" style:list-style-name="WWNum289"/>
    <style:style style:name="P140" style:family="paragraph" style:parent-style-name="List_20_Paragraph" style:list-style-name="WWNum291"/>
    <style:style style:name="P141" style:family="paragraph" style:parent-style-name="List_20_Paragraph" style:list-style-name="WWNum293"/>
    <style:style style:name="P142" style:family="paragraph" style:parent-style-name="List_20_Paragraph" style:list-style-name="WWNum295"/>
    <style:style style:name="P143" style:family="paragraph" style:parent-style-name="List_20_Paragraph" style:list-style-name="WWNum297"/>
    <style:style style:name="P144" style:family="paragraph" style:parent-style-name="List_20_Paragraph" style:list-style-name="WWNum299"/>
    <style:style style:name="P145" style:family="paragraph" style:parent-style-name="List_20_Paragraph" style:list-style-name="WWNum301"/>
    <style:style style:name="P146" style:family="paragraph" style:parent-style-name="List_20_Paragraph" style:list-style-name="WWNum303"/>
    <style:style style:name="P147" style:family="paragraph" style:parent-style-name="List_20_Paragraph" style:list-style-name="WWNum305"/>
    <style:style style:name="P148" style:family="paragraph" style:parent-style-name="List_20_Paragraph" style:list-style-name="L1"/>
    <style:style style:name="P149" style:family="paragraph" style:parent-style-name="List_20_Paragraph" style:list-style-name="L2"/>
    <style:style style:name="P150" style:family="paragraph" style:parent-style-name="Heading_20_1">
      <style:paragraph-properties fo:break-before="page"/>
    </style:style>
    <style:style style:name="P151" style:family="paragraph" style:parent-style-name="Heading_20_1" style:master-page-name="Standard">
      <style:paragraph-properties style:page-number="auto"/>
    </style:style>
    <style:style style:name="P152" style:family="paragraph" style:parent-style-name="Standard" style:list-style-name="L2"/>
    <style:style style:name="P153" style:family="paragraph" style:parent-style-name="Standard">
      <style:paragraph-properties fo:margin-top="0.318cm" fo:margin-bottom="0cm"/>
    </style:style>
    <style:style style:name="P154" style:family="paragraph" style:parent-style-name="Standard" style:list-style-name="L2">
      <style:paragraph-properties fo:margin-top="0.318cm" fo:margin-bottom="0cm"/>
    </style:style>
    <style:style style:name="T1" style:family="text">
      <style:text-properties fo:color="#00000a" fo:font-size="12pt" fo:font-weight="normal" style:font-size-asian="12pt" style:font-weight-asian="normal" style:font-size-complex="12pt"/>
    </style:style>
    <style:style style:name="T2" style:family="text">
      <style:text-properties fo:font-weight="bold" style:font-weight-asian="bold"/>
    </style:style>
    <style:style style:name="T3" style:family="text">
      <style:text-properties fo:font-style="italic" style:font-style-asian="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6184592614977774" text:style-name="Outline">
        <text:list-item>
          <text:h text:style-name="P151" text:outline-level="1">Sound 1 <text:span text:style-name="T1">Norbert Schnell 13.03.2023, 23:09</text:span></text:h>
        </text:list-item>
      </text:list>
      <text:p text:style-name="OO_20_Subtle_20_Emphasis">Beitrag wurde editiert von: Norbert Schnell 14.03.2023, 14:15</text:p>
      <text:p text:style-name="P153">Content</text:p>
      <text:p text:style-name="Standard"><text:s/> • Basics of sound, listening and sonic interaction</text:p>
      <text:p text:style-name="Standard"><text:s/> • Basics of acoustics and psychoaoustics</text:p>
      <text:p text:style-name="Standard"><text:s/> • Basics of digital audio (in sound and music processing)</text:p>
      <text:p text:style-name="Standard"><text:s/> • Interactive audio tools</text:p>
      <text:p text:style-name="Standard"><text:s/> • Spatial/immersive audio techniques</text:p>
      <text:p text:style-name="Standard"><text:s/> • Techniques of interactive audio design</text:p>
      <text:p text:style-name="Standard"/>
      <text:p text:style-name="Standard">Lecturer</text:p>
      <text:p text:style-name="Standard"><text:s/> • Norbert Schnell (4 SWS)</text:p>
      <text:p text:style-name="Standard"/>
      <text:p text:style-name="Standard">Credits</text:p>
      <text:p text:style-name="Standard"><text:s/> • 5 ECTS / 6 ECK</text:p>
      <text:p text:style-name="Standard"/>
      <text:p text:style-name="Standard">Language</text:p>
      <text:p text:style-name="Standard"><text:s/> • German / English</text:p>
      <text:p text:style-name="Standard"/>
      <text:p text:style-name="Standard">Teaching</text:p>
      <text:p text:style-name="Standard"><text:s/> • Seminar</text:p>
      <text:p text:style-name="Standard"><text:s/> • preferably 3 week block</text:p>
      <text:p text:style-name="Standard"/>
      <text:p text:style-name="Standard">Assessment</text:p>
      <text:p text:style-name="Standard"><text:s/> • 1 sbA</text:p>
      <text:p text:style-name="Standard"/>
      <text:list xml:id="list28809932" text:continue-numbering="true" text:style-name="Outline">
        <text:list-item>
          <text:h text:style-name="P150" text:outline-level="1">Sound 2 <text:span text:style-name="T1">Norbert Schnell 14.03.2023, 14:14</text:span></text:h>
        </text:list-item>
      </text:list>
      <text:p text:style-name="P153">Content</text:p>
      <text:p text:style-name="Standard"><text:s/> • Basics of sound design</text:p>
      <text:p text:style-name="Standard"><text:s/> • Foley and sound effects</text:p>
      <text:p text:style-name="Standard"><text:s/> • Sound libraries</text:p>
      <text:p text:style-name="Standard"><text:s/> • Music genres</text:p>
      <text:p text:style-name="Standard"><text:s/> • Music and emotion</text:p>
      <text:p text:style-name="Standard"><text:s/> • Music in context</text:p>
      <text:p text:style-name="Standard"><text:s/> • Music analysis</text:p>
      <text:p text:style-name="Standard"><text:s/> • Basics of composition (rhythm, melody, harmony)</text:p>
      <text:p text:style-name="Standard"><text:s/> • Basics of instrumentation and orchestration</text:p>
      <text:p text:style-name="Standard"/>
      <text:p text:style-name="Standard">Lecturer</text:p>
      <text:p text:style-name="Standard"><text:s/> • NN HfM Trossingen (4 SWS)</text:p>
      <text:p text:style-name="Standard"/>
      <text:p text:style-name="Standard">Credits</text:p>
      <text:p text:style-name="Standard"><text:s/> • 5 ECTS / 6 ECK</text:p>
      <text:p text:style-name="Standard"/>
      <text:p text:style-name="Standard">Language</text:p>
      <text:p text:style-name="Standard"><text:s/> • German / English</text:p>
      <text:p text:style-name="Standard"/>
      <text:p text:style-name="Standard">Teaching</text:p>
      <text:p text:style-name="Standard"><text:s/> • Seminar / eduScrum</text:p>
      <text:p text:style-name="Standard"><text:s/> • preferably 3 week block</text:p>
      <text:p text:style-name="Standard"/>
      <text:p text:style-name="Standard">Assessment</text:p>
      <text:p text:style-name="Standard"><text:s/> • 1 sbA</text:p>
      <text:p text:style-name="Standard"/>
      <text:list xml:id="list28807935" text:continue-numbering="true" text:style-name="Outline">
        <text:list-item>
          <text:h text:style-name="P150" text:outline-level="1">STEM 2 <text:span text:style-name="T1">Thomas Schneider 08.03.2023, 13:00</text:span></text:h>
        </text:list-item>
      </text:list>
      <text:p text:style-name="OO_20_Subtle_20_Emphasis">Beitrag wurde editiert von: Thomas Schneider 09.03.2023, 16:22</text:p>
      <text:p text:style-name="P153"/>
      <text:p text:style-name="Standard"/>
      <text:p text:style-name="Standard"><text:span text:style-name="T2">Module STEM 2</text:span></text:p>
      <text:p text:style-name="Standard"/>
      <text:p text:style-name="Standard"/>
      <text:p text:style-name="Standard"><text:span text:style-name="T2">Contents:</text:span></text:p>
      <text:p text:style-name="Standard"/>
      <text:list xml:id="list4436391683211177782" text:style-name="WWNum1">
        <text:list-item>
          <text:p text:style-name="P2">Foundations</text:p>
        </text:list-item>
      </text:list>
      <text:p text:style-name="Standard"/>
      <text:list xml:id="list8886788970200389018" text:style-name="WWNum3">
        <text:list-item>
          <text:p text:style-name="P3">Basic Calculus</text:p>
        </text:list-item>
        <text:list-item>
          <text:p text:style-name="P3">Parametrized Curves in 2D and 3D</text:p>
        </text:list-item>
        <text:list-item>
          <text:p text:style-name="P3">Elements of Kinematics</text:p>
        </text:list-item>
      </text:list>
      <text:p text:style-name="Standard"/>
      <text:list xml:id="list4602571475268700389" text:style-name="WWNum5">
        <text:list-item>
          <text:p text:style-name="P4">Dynamical Systems</text:p>
        </text:list-item>
      </text:list>
      <text:p text:style-name="Standard"/>
      <text:list xml:id="list6677851077308660363" text:style-name="WWNum7">
        <text:list-item>
          <text:p text:style-name="P5">Deterministic Models, Differential Equations</text:p>
        </text:list-item>
        <text:list-item>
          <text:p text:style-name="P5">Setting up and Evalutating Models for Example Systems</text:p>
        </text:list-item>
        <text:list-item>
          <text:p text:style-name="P5">Project Work: Visualization of the Behavior of Simple Systems by Means of Web Applications</text:p>
        </text:list-item>
      </text:list>
      <text:p text:style-name="Standard"/>
      <text:list xml:id="list1188539562248311813" text:style-name="WWNum9">
        <text:list-item>
          <text:p text:style-name="P6">Foundations of  Camera Optics</text:p>
        </text:list-item>
      </text:list>
      <text:p text:style-name="Standard"/>
      <text:list xml:id="list736291356901961489" text:style-name="WWNum11">
        <text:list-item>
          <text:p text:style-name="P7">Paraxial Ray Tracing</text:p>
        </text:list-item>
        <text:list-item>
          <text:p text:style-name="P7">Camera Lenses and their cardinal points</text:p>
        </text:list-item>
        <text:list-item>
          <text:p text:style-name="P7">Focus, Magnification, Depth of Focus</text:p>
        </text:list-item>
        <text:list-item>
          <text:p text:style-name="P7">Comparison: Optical Properties of the Human Eye vs. Camera Optics</text:p>
        </text:list-item>
      </text:list>
      <text:p text:style-name="Standard"/>
      <text:list xml:id="list2545614829433035395" text:style-name="WWNum13">
        <text:list-item>
          <text:p text:style-name="P8">Physics Engines</text:p>
        </text:list-item>
      </text:list>
      <text:p text:style-name="Standard"/>
      <text:p text:style-name="Standard"><text:span text:style-name="T2">Lecturers</text:span></text:p>
      <text:p text:style-name="Standard"/>
      <text:list xml:id="list5369764009892130291" text:style-name="WWNum15">
        <text:list-item>
          <text:p text:style-name="P9">Thomas Schneider</text:p>
        </text:list-item>
        <text:list-item>
          <text:p text:style-name="P9">Adjunct Lecturer(s)</text:p>
        </text:list-item>
      </text:list>
      <text:p text:style-name="Standard"/>
      <text:p text:style-name="Standard"><text:span text:style-name="T2">Credit Point Assignments:</text:span></text:p>
      <text:p text:style-name="Standard"/>
      <text:p text:style-name="Standard">5 credit points (ECTS) / 6 credit point (ECK)</text:p>
      <text:p text:style-name="Standard"/>
      <text:p text:style-name="Standard"><text:span text:style-name="T2">Language</text:span></text:p>
      <text:p text:style-name="Standard"/>
      <text:list xml:id="list3729382056742938501" text:style-name="WWNum17">
        <text:list-item>
          <text:p text:style-name="P10">English</text:p>
        </text:list-item>
        <text:list-item>
          <text:p text:style-name="P10">German upon consensual request of all participants</text:p>
        </text:list-item>
      </text:list>
      <text:p text:style-name="Standard"/>
      <text:p text:style-name="Standard"><text:span text:style-name="T2">Teaching Format:</text:span></text:p>
      <text:p text:style-name="Standard"/>
      <text:p text:style-name="Standard">Three-Week Block</text:p>
      <text:p text:style-name="Standard"/>
      <text:p text:style-name="Standard"><text:span text:style-name="T2">Assessment:</text:span></text:p>
      <text:p text:style-name="Standard"/>
      <text:list xml:id="list3794831670660669562" text:style-name="WWNum19">
        <text:list-item>
          <text:p text:style-name="P11">1 sbA (Practical Work)</text:p>
        </text:list-item>
        <text:list-item>
          <text:p text:style-name="P11">1 sbK (Final Examination)</text:p>
        </text:list-item>
      </text:list>
      <text:p text:style-name="Standard"/>
      <text:p text:style-name="Standard"/>
      <text:p text:style-name="Standard"/>
      <text:list xml:id="list28794200" text:continue-list="list28807935" text:style-name="Outline">
        <text:list-item>
          <text:h text:style-name="P150" text:outline-level="1">STEM 1 <text:span text:style-name="T1">Thomas Schneider 08.03.2023, 13:01</text:span></text:h>
        </text:list-item>
      </text:list>
      <text:p text:style-name="OO_20_Subtle_20_Emphasis">Beitrag wurde editiert von: Thomas Schneider 09.03.2023, 15:10</text:p>
      <text:p text:style-name="P153"><text:span text:style-name="T2">Module STEM 1</text:span></text:p>
      <text:p text:style-name="Standard"/>
      <text:p text:style-name="Standard"><text:span text:style-name="T2">Contents:</text:span></text:p>
      <text:p text:style-name="Standard"/>
      <text:p text:style-name="Standard">Seminar 1 (Probability):</text:p>
      <text:p text:style-name="Standard"/>
      <text:list xml:id="list9183169130050214756" text:style-name="WWNum21">
        <text:list-item>
          <text:p text:style-name="P12">Elementary Combinatorics</text:p>
        </text:list-item>
        <text:list-item>
          <text:p text:style-name="P12">Finite Probability Spaces: Examples</text:p>
        </text:list-item>
        <text:list-item>
          <text:p text:style-name="P12">Bernoulli Processes and Binomial Distributions</text:p>
        </text:list-item>
        <text:list-item>
          <text:p text:style-name="P12">Expected Value and Variance</text:p>
        </text:list-item>
        <text:list-item>
          <text:p text:style-name="P12">Conditional Probabilities, Bayes' Theorem</text:p>
        </text:list-item>
      </text:list>
      <text:p text:style-name="Standard"/>
      <text:p text:style-name="Standard">Seminar 2 (Geometry / Linear Algebra / Graphical projections):</text:p>
      <text:p text:style-name="Standard"/>
      <text:list xml:id="list3503395037930575578" text:style-name="WWNum23">
        <text:list-item>
          <text:p text:style-name="P13">Geometry of 2D and 3D: <text:s/></text:p>
        </text:list-item>
      </text:list>
      <text:list xml:id="list9047589280567691490" text:style-name="WWNum25">
        <text:list-item>
          <text:p text:style-name="P14">Coordinates of Points and Vectors</text:p>
        </text:list-item>
        <text:list-item>
          <text:p text:style-name="P14">Change of Coordinate Frames</text:p>
        </text:list-item>
        <text:list-item>
          <text:p text:style-name="P14">Systems of Linear Equations</text:p>
        </text:list-item>
        <text:list-item>
          <text:p text:style-name="P14">Metric Spaces: Distances, Lengths, Angles</text:p>
        </text:list-item>
        <text:list-item>
          <text:p text:style-name="P14">Matrices and Linear Transformations</text:p>
        </text:list-item>
        <text:list-item>
          <text:p text:style-name="P14">Homogeneous Coordinates</text:p>
        </text:list-item>
        <text:list-item>
          <text:p text:style-name="P14">Matrices and Affine Transformations</text:p>
        </text:list-item>
      </text:list>
      <text:p text:style-name="Standard"/>
      <text:list xml:id="list7079185757407827703" text:style-name="WWNum27">
        <text:list-item>
          <text:p text:style-name="P15">Graphical Representations of 3D Objects <text:s/></text:p>
        </text:list-item>
      </text:list>
      <text:p text:style-name="Standard"/>
      <text:list xml:id="list3688357295610583126" text:style-name="WWNum29">
        <text:list-item>
          <text:p text:style-name="P16">Parallel / Axonometric Projections</text:p>
        </text:list-item>
        <text:list-item>
          <text:p text:style-name="P16">Linear Perspective: Image Construction using Desargues' Theorem</text:p>
        </text:list-item>
        <text:list-item>
          <text:p text:style-name="P16">Points at Infinity and Vanishing Points</text:p>
        </text:list-item>
        <text:list-item>
          <text:p text:style-name="P16">Projection Matrices: Unified Approach</text:p>
        </text:list-item>
      </text:list>
      <text:p text:style-name="Standard"/>
      <text:p text:style-name="Standard"/>
      <text:p text:style-name="Standard"><text:span text:style-name="T2">Lecturers</text:span></text:p>
      <text:list xml:id="list1234741222802329731" text:style-name="WWNum31">
        <text:list-item>
          <text:p text:style-name="P17">Thomas Schneider, Ruxandra Lasowskis, Uwe Hahne</text:p>
        </text:list-item>
        <text:list-item>
          <text:p text:style-name="P17">Adjunct Lecturer(s)</text:p>
        </text:list-item>
      </text:list>
      <text:p text:style-name="Standard"/>
      <text:p text:style-name="Standard"><text:span text:style-name="T2">Credit Point Assignments:</text:span></text:p>
      <text:p text:style-name="Standard">Seminar 1:  1 credit point (ECTS) / 2 credit point (ECK)</text:p>
      <text:p text:style-name="Standard">Seminar 2: 4 credit points (ECTS) / 4 credit points (ECK)</text:p>
      <text:p text:style-name="Standard">Module: 5 credit points (ECTS) / 6 credit points (ECK)</text:p>
      <text:p text:style-name="Standard"/>
      <text:p text:style-name="Standard"><text:span text:style-name="T2">Language</text:span></text:p>
      <text:list xml:id="list5939478617582065939" text:style-name="WWNum33">
        <text:list-item>
          <text:p text:style-name="P18">English</text:p>
        </text:list-item>
        <text:list-item>
          <text:p text:style-name="P18">German upon consensual request of all participants</text:p>
        </text:list-item>
      </text:list>
      <text:p text:style-name="Standard"/>
      <text:p text:style-name="Standard"><text:span text:style-name="T2">Teaching Format:</text:span></text:p>
      <text:list xml:id="list7752170597268258019" text:style-name="WWNum35">
        <text:list-item>
          <text:p text:style-name="P19">Seminar 1: 7 units of 90 minutes + colloquium</text:p>
        </text:list-item>
        <text:list-item>
          <text:p text:style-name="P19">Seminar 2: 23 units of 90 minutes (15 weeks plus exam period)</text:p>
        </text:list-item>
      </text:list>
      <text:p text:style-name="Standard"/>
      <text:p text:style-name="Standard"><text:span text:style-name="T2">Assessment:</text:span></text:p>
      <text:list xml:id="list4337659640455121999" text:style-name="WWNum37">
        <text:list-item>
          <text:p text:style-name="P20">Seminar 1: 1sbKO (Oral Exam / Colloquium)</text:p>
        </text:list-item>
        <text:list-item>
          <text:p text:style-name="P20">Seminar 2: 1 sbA (Practical Work), 1K (Final Examination)</text:p>
          <text:p text:style-name="P20"/>
        </text:list-item>
      </text:list>
      <text:list xml:id="list28781934" text:continue-list="list28794200" text:style-name="Outline">
        <text:list-item>
          <text:list>
            <text:list-item>
              <text:h text:style-name="Heading_20_2" text:outline-level="2"><text:soft-page-break/>Re:STEM 1 <text:span text:style-name="T1">Jirka Dell'Oro-Friedl 09.03.2023, 17:06</text:span></text:h>
            </text:list-item>
          </text:list>
        </text:list-item>
      </text:list>
      <text:p text:style-name="OO_20_Subtle_20_Emphasis">Beitrag wurde editiert von: Jirka Dell'Oro-Friedl 09.03.2023, 17:06</text:p>
      <text:p text:style-name="P153">Ich habe drei Vorschläge bzw. Anmerkungen dazu.</text:p>
      <text:p text:style-name="Standard"/>
      <text:p text:style-name="Standard">1. Da das Modul nicht im Block stattfinden soll, wäre das Modell mit einem Tag in der Woche, der dafür reserviert ist, wahrscheinlich günstig. Bei den anderen Modulen verlängern sich dann die Blöcke entsprechend. Dann wäre nicht zu entscheiden, wann das Modul im Semester durchgeführt wird, man könnte aber noch betrachten, wann welche Inhalte optimal mit den anderen Modulen verzahnen. Mir scheint derzeit diese Modulfolge geschickt:</text:p>
      <text:p text:style-name="Standard"/>
      <text:list xml:id="list4147334092678179059" text:style-name="WWNum39">
        <text:list-item>
          <text:p text:style-name="P21">Management 1 (wird ggf. umgewidmet zu Project 1, die anderen entsprechend höher nummeriert)</text:p>
        </text:list-item>
        <text:list-item>
          <text:p text:style-name="P21">Theory 1</text:p>
        </text:list-item>
        <text:list-item>
          <text:p text:style-name="P21">Visual 1</text:p>
        </text:list-item>
        <text:list-item>
          <text:p text:style-name="P21">Code 1</text:p>
        </text:list-item>
      </text:list>
      <text:p text:style-name="Standard"/>
      <text:p text:style-name="Standard">Wenn wir uns für diese Folge entscheiden, hätte STEM 1 zwei Module Vorlauf bis Visual 1 kommt. Das verzahnt wahrscheinlich gut mit Perspektive/Projektion. Code 1 braucht dagegen dann die Inhalte von "Geometry of 2D and 3D".</text:p>
      <text:p text:style-name="Standard"/>
      <text:p text:style-name="Standard">2. Wenn Probability hier zu viel ist, könnten wir überlegen, den Bereich dafür in Theory 2 zu vergrößern. Da wir im zweiten Semester alle in Wochenblöcken arbeiten, wenn ich das richtig überblicke, können wir so immer noch erreichen, dass die Kenntnisse für das Zweitsemesterprojekt zur Verfügung stehen. Dort sollen sie praktisch angewandt und vertieft werden. Zwar werden wir im Bereich des Creative Coding auch sicher ausgiebig mit dem Zufall arbeiten, er hat da aber noch keine spielmechanische Bedeutung.</text:p>
      <text:p text:style-name="Standard"/>
      <text:p text:style-name="Standard">3. Im ersten Semester können wir die üblichen 6ECTS ausweisen, da kein größeres Projekt stattfindet. Ebenso übrigens im 6. und 7. Semester, wo die Projekte dann schon auf 12 bzw. 18 ECTS anwachsen.</text:p>
      <text:p text:style-name="Standard"/>
      <text:list xml:id="list28809225" text:continue-list="list28781934" text:style-name="Outline">
        <text:list-item>
          <text:h text:style-name="P150" text:outline-level="1">Theory 2 <text:span text:style-name="T1">Jirka Dell'Oro-Friedl 03.03.2023, 08:19</text:span></text:h>
        </text:list-item>
      </text:list>
      <text:p text:style-name="OO_20_Subtle_20_Emphasis">Beitrag wurde editiert von: Jirka Dell'Oro-Friedl 08.03.2023, 13:13</text:p>
      <text:p text:style-name="P153">Contents</text:p>
      <text:list xml:id="list8054694908482196576" text:style-name="WWNum41">
        <text:list-item>
          <text:p text:style-name="P22">Game Design</text:p>
        </text:list-item>
      </text:list>
      <text:list xml:id="list942199867765851887" text:style-name="WWNum43">
        <text:list-item>
          <text:p text:style-name="P23">Game Studies</text:p>
        </text:list-item>
        <text:list-item>
          <text:p text:style-name="P23">Design Graphs</text:p>
        </text:list-item>
        <text:list-item>
          <text:p text:style-name="P23">Design Methodologies</text:p>
        </text:list-item>
      </text:list>
      <text:p text:style-name="Standard"/>
      <text:list xml:id="list8334444425667523416" text:style-name="WWNum45">
        <text:list-item>
          <text:p text:style-name="P24">Game Theory</text:p>
        </text:list-item>
      </text:list>
      <text:list xml:id="list3540294084401917022" text:style-name="WWNum47">
        <text:list-item>
          <text:p text:style-name="P25">Strategy</text:p>
        </text:list-item>
        <text:list-item>
          <text:p text:style-name="P25">Advanced Probability</text:p>
        </text:list-item>
      </text:list>
      <text:p text:style-name="Standard"/>
      <text:p text:style-name="Standard">Lecturers</text:p>
      <text:list xml:id="list3435358800542157901" text:style-name="WWNum49">
        <text:list-item>
          <text:p text:style-name="P26">2SWS Jirka Dell'Oro-Friedl</text:p>
        </text:list-item>
        <text:list-item>
          <text:p text:style-name="P26">1SWS Thomas Schneider</text:p>
        </text:list-item>
        <text:list-item>
          <text:p text:style-name="P26">1SWS NN</text:p>
        </text:list-item>
      </text:list>
      <text:p text:style-name="Standard"/>
      <text:p text:style-name="Standard">Points  </text:p>
      <text:list xml:id="list727939198930356205" text:style-name="WWNum51">
        <text:list-item>
          <text:p text:style-name="P27">5 ECTS</text:p>
        </text:list-item>
        <text:list-item>
          <text:p text:style-name="P27">6 ECK</text:p>
        </text:list-item>
      </text:list>
      <text:p text:style-name="Standard"/>
      <text:p text:style-name="Standard">Language</text:p>
      <text:list xml:id="list4969185031946363373" text:style-name="WWNum53">
        <text:list-item>
          <text:p text:style-name="P28">English</text:p>
        </text:list-item>
      </text:list>
      <text:p text:style-name="Standard"/>
      <text:p text:style-name="Standard">Teaching</text:p>
      <text:list xml:id="list5049134081350560433" text:style-name="WWNum55">
        <text:list-item>
          <text:p text:style-name="P29">Seminar / eduScrum</text:p>
        </text:list-item>
        <text:list-item>
          <text:p text:style-name="P29">preferably 3 week block</text:p>
        </text:list-item>
      </text:list>
      <text:p text:style-name="Standard"/>
      <text:p text:style-name="Standard">Assessment</text:p>
      <text:p text:style-name="Standard"/>
      <text:list xml:id="list3135350420426618017" text:style-name="WWNum57">
        <text:list-item>
          <text:p text:style-name="P30">1sbK (e-Test)</text:p>
        </text:list-item>
      </text:list>
      <text:p text:style-name="Standard"/>
      <text:p text:style-name="Standard"><text:s/> </text:p>
      <text:p text:style-name="Standard"/>
      <table:table table:name="Tabelle1" table:style-name="Tabelle1">
        <table:table-column table:style-name="Tabelle1.A" table:number-columns-repeated="2"/>
        <table:table-row table:style-name="Tabelle1.1">
          <table:table-cell table:style-name="Tabelle1.A1" office:value-type="string">
            <text:p text:style-name="Standard">Prerequisites</text:p>
          </table:table-cell>
          <table:table-cell table:style-name="Tabelle1.A1" office:value-type="string">
            <text:p text:style-name="Standard">Maybe obtained in ?</text:p>
          </table:table-cell>
        </table:table-row>
        <table:table-row table:style-name="Tabelle1.1">
          <table:table-cell table:style-name="Tabelle1.A1" office:value-type="string">
            <text:p text:style-name="Standard">Theory 1</text:p>
          </table:table-cell>
          <table:table-cell table:style-name="Tabelle1.A1" office:value-type="string">
            <text:p text:style-name="Standard"/>
            <text:p text:style-name="Standard">Theory 1</text:p>
            <text:p text:style-name="Standard"/>
          </table:table-cell>
        </table:table-row>
        <table:table-row table:style-name="Tabelle1.1">
          <table:table-cell table:style-name="Tabelle1.A1" office:value-type="string">
            <text:p text:style-name="Standard">Visualization, Storyboarding</text:p>
          </table:table-cell>
          <table:table-cell table:style-name="Tabelle1.A1" office:value-type="string">
            <text:p text:style-name="Standard"/>
            <text:p text:style-name="Standard">Visual1</text:p>
            <text:p text:style-name="Standard"/>
          </table:table-cell>
        </table:table-row>
        <table:table-row table:style-name="Tabelle1.1">
          <table:table-cell table:style-name="Tabelle1.A1" office:value-type="string">
            <text:p text:style-name="Standard">Design graphs</text:p>
          </table:table-cell>
          <table:table-cell table:style-name="Tabelle1.A1" office:value-type="string">
            <text:p text:style-name="Standard"/>
            <text:p text:style-name="Standard">Code1, Code2</text:p>
            <text:p text:style-name="Standard"/>
          </table:table-cell>
        </table:table-row>
        <table:table-row table:style-name="Tabelle1.1">
          <table:table-cell table:style-name="Tabelle1.A1" office:value-type="string">
            <text:p text:style-name="Standard">Probability, Perspective</text:p>
          </table:table-cell>
          <table:table-cell table:style-name="Tabelle1.A1" office:value-type="string">
            <text:p text:style-name="Standard"/>
            <text:p text:style-name="Standard">STEM1</text:p>
            <text:p text:style-name="Standard"/>
          </table:table-cell>
        </table:table-row>
        <table:table-row table:style-name="Tabelle1.1">
          <table:table-cell table:style-name="Tabelle1.A1" office:value-type="string">
            <text:p text:style-name="Standard">Design Thinking</text:p>
          </table:table-cell>
          <table:table-cell table:style-name="Tabelle1.A1" office:value-type="string">
            <text:p text:style-name="Standard"/>
            <text:p text:style-name="Standard">Management1</text:p>
            <text:p text:style-name="Standard"/>
          </table:table-cell>
        </table:table-row>
        <table:table-row table:style-name="Tabelle1.1">
          <table:table-cell table:style-name="Tabelle1.A1" office:value-type="string">
            <text:p text:style-name="Standard">Perspective</text:p>
          </table:table-cell>
          <table:table-cell table:style-name="Tabelle1.A1" office:value-type="string">
            <text:p text:style-name="Standard"/>
            <text:p text:style-name="Standard">Visual1, STEM1</text:p>
            <text:p text:style-name="Standard"/>
          </table:table-cell>
        </table:table-row>
      </table:table>
      <text:p text:style-name="Standard"/>
      <text:list xml:id="list28790552" text:continue-list="list28809225" text:style-name="Outline">
        <text:list-item>
          <text:h text:style-name="P150" text:outline-level="1">Management 1 (better naming needed) <text:span text:style-name="T1">Uwe Hahne 07.03.2023, 17:26</text:span></text:h>
        </text:list-item>
      </text:list>
      <text:p text:style-name="P153"/>
      <text:p text:style-name="Standard"/>
      <text:p text:style-name="Standard">Contents</text:p>
      <text:p text:style-name="Standard"/>
      <text:list xml:id="list3285689615146686293" text:style-name="WWNum59">
        <text:list-item>
          <text:p text:style-name="P31">No-Code/Low-Code Game Project</text:p>
        </text:list-item>
        <text:list-item>
          <text:p text:style-name="P31">Agile Mindset</text:p>
        </text:list-item>
        <text:list-item>
          <text:p text:style-name="P31">Methods (Scrum, Design Thinking, Team Building)</text:p>
        </text:list-item>
        <text:list-item>
          <text:p text:style-name="P31">Playful approach to <text:s/>media development</text:p>
        </text:list-item>
        <text:list-item>
          <text:p text:style-name="P31">Project-based learning</text:p>
        </text:list-item>
        <text:list-item>
          <text:p text:style-name="P31">Presentation and event planning</text:p>
        </text:list-item>
      </text:list>
      <text:p text:style-name="Standard"/>
      <text:p text:style-name="Standard">Lecturers</text:p>
      <text:p text:style-name="Standard"/>
      <text:list xml:id="list599495546378533883" text:style-name="WWNum61">
        <text:list-item>
          <text:p text:style-name="P32">Nikolaus Hottong (2 SWS)</text:p>
        </text:list-item>
        <text:list-item>
          <text:p text:style-name="P32">Uwe Hahne (2 SWS)</text:p>
        </text:list-item>
      </text:list>
      <text:p text:style-name="Standard"/>
      <text:p text:style-name="Standard">Points  </text:p>
      <text:p text:style-name="Standard"/>
      <text:list xml:id="list2218642406243820103" text:style-name="WWNum63">
        <text:list-item>
          <text:p text:style-name="P33">5 ECTS</text:p>
        </text:list-item>
        <text:list-item>
          <text:p text:style-name="P33">6 ECK</text:p>
        </text:list-item>
      </text:list>
      <text:p text:style-name="Standard"/>
      <text:p text:style-name="Standard">Language</text:p>
      <text:p text:style-name="Standard"/>
      <text:list xml:id="list4525575356625415949" text:style-name="WWNum65">
        <text:list-item>
          <text:p text:style-name="P34">englisch</text:p>
        </text:list-item>
      </text:list>
      <text:p text:style-name="Standard"/>
      <text:p text:style-name="Standard">Teaching</text:p>
      <text:list xml:id="list8031597073978432719" text:style-name="WWNum79">
        <text:list-item>
          <text:p text:style-name="P36">Seminar / eduScrum</text:p>
        </text:list-item>
        <text:list-item>
          <text:p text:style-name="P36">3 week block, <text:s/>preferably first block of course (-&gt; Teambuilding)</text:p>
        </text:list-item>
      </text:list>
      <text:p text:style-name="Standard"/>
      <text:p text:style-name="Standard">Assessment</text:p>
      <text:p text:style-name="Standard"/>
      <text:list xml:id="list6388276123145956695" text:style-name="WWNum69">
        <text:list-item>
          <text:p text:style-name="P35">1 sbA</text:p>
        </text:list-item>
      </text:list>
      <text:p text:style-name="Standard"/>
      <text:p text:style-name="Standard"><text:s/> </text:p>
      <text:p text:style-name="Standard"/>
      <table:table table:name="Tabelle2" table:style-name="Tabelle2">
        <table:table-column table:style-name="Tabelle2.A" table:number-columns-repeated="2"/>
        <table:table-row table:style-name="Tabelle2.1">
          <table:table-cell table:style-name="Tabelle2.A1" office:value-type="string">
            <text:p text:style-name="Standard">Prerequisites</text:p>
          </table:table-cell>
          <table:table-cell table:style-name="Tabelle2.A1" office:value-type="string">
            <text:p text:style-name="Standard">Maybe obtained in ?</text:p>
          </table:table-cell>
        </table:table-row>
      </table:table>
      <text:p text:style-name="Standard"/>
      <text:p text:style-name="Standard"/>
      <text:p text:style-name="Standard"/>
      <text:p text:style-name="Standard"><text:s/> </text:p>
      <text:list xml:id="list28798722" text:continue-list="list28790552" text:style-name="Outline">
        <text:list-item>
          <text:list>
            <text:list-item>
              <text:h text:style-name="Heading_20_2" text:outline-level="2">Re:Management 1 (better naming needed) <text:span text:style-name="T1">Jirka Dell'Oro-Friedl 08.03.2023, 07:39</text:span></text:h>
            </text:list-item>
          </text:list>
        </text:list-item>
      </text:list>
      <text:p text:style-name="P153">"Management 1 (better naming needed)"</text:p>
      <text:p text:style-name="Standard"/>
      <text:p text:style-name="Standard">Wie wäre es, wenn wir das Modul in die Project-Spalte verschieben und es Project 1 heißt. Ich möchte gerne bei dem Spaltenkonstrukt bleiben und auch dem Namensgebungsschema.</text:p>
      <text:list xml:id="list28803831" text:continue-numbering="true" text:style-name="Outline">
        <text:list-item>
          <text:list>
            <text:list-item>
              <text:h text:style-name="Heading_20_2" text:outline-level="2">Re:Management 1 (better naming needed) <text:span text:style-name="T1">Nikolaus Hottong 08.03.2023, 10:09</text:span></text:h>
            </text:list-item>
          </text:list>
        </text:list-item>
      </text:list>
      <text:p text:style-name="P153"><text:s/> </text:p>
      <text:p text:style-name="Standard"/>
      <text:p text:style-name="Standard">Vorschlag: <text:s/><text:span text:style-name="T3">Entry Project</text:span></text:p>
      <text:list xml:id="list28795692" text:continue-numbering="true" text:style-name="Outline">
        <text:list-item>
          <text:h text:style-name="P150" text:outline-level="1">Visual 1 <text:span text:style-name="T1">Christian Fries 28.02.2023, 10:21</text:span></text:h>
        </text:list-item>
      </text:list>
      <text:p text:style-name="OO_20_Subtle_20_Emphasis">Beitrag wurde editiert von: Christian Fries 06.03.2023, 14:25</text:p>
      <text:p text:style-name="P153">Contents</text:p>
      <text:p text:style-name="Standard"/>
      <text:p text:style-name="Standard"><text:s/>    •    Draft and sketching</text:p>
      <text:p text:style-name="Standard"><text:s/>    •    Figurative thinking</text:p>
      <text:p text:style-name="Standard"><text:s/>    •    Storyboard</text:p>
      <text:p text:style-name="Standard"><text:s/>    •    Color theory and practical application</text:p>
      <text:p text:style-name="Standard"><text:s/>    •    Visual Character-Developement</text:p>
      <text:p text:style-name="Standard"><text:s/>    •    UI-Design-Basics</text:p>
      <text:p text:style-name="Standard">Lecturers</text:p>
      <text:p text:style-name="Standard"/>
      <text:p text:style-name="Standard"><text:s/>    •    2 SWS Christian Fries  </text:p>
      <text:p text:style-name="Standard"><text:s/>    •    4 SWS nn</text:p>
      <text:p text:style-name="Standard"/>
      <text:p text:style-name="Standard"/>
      <text:p text:style-name="Standard">Points</text:p>
      <text:p text:style-name="Standard"/>
      <text:p text:style-name="Standard"><text:s/>    •    6 ECTS / ECK</text:p>
      <text:p text:style-name="Standard"/>
      <text:p text:style-name="Standard">Language</text:p>
      <text:p text:style-name="Standard"><text:s/>    •    German / English</text:p>
      <text:p text:style-name="Standard"/>
      <text:p text:style-name="Standard">Teaching</text:p>
      <text:p text:style-name="Standard"/>
      <text:p text:style-name="Standard"><text:s/>    •    Seminar</text:p>
      <text:p text:style-name="Standard"><text:s/>    •    preferably 3 week block</text:p>
      <text:p text:style-name="Standard"/>
      <text:p text:style-name="Standard">Assessment</text:p>
      <text:p text:style-name="Standard"><text:s/>    •    1 A</text:p>
      <text:p text:style-name="Standard"/>
      <text:list xml:id="list28788929" text:continue-numbering="true" text:style-name="Outline">
        <text:list-item>
          <text:h text:style-name="P150" text:outline-level="1">Project5: Final Assignment <text:span text:style-name="T1">Jirka Dell'Oro-Friedl 03.03.2023, 12:04</text:span></text:h>
        </text:list-item>
      </text:list>
      <text:p text:style-name="OO_20_Subtle_20_Emphasis">Beitrag wurde editiert von: Jirka Dell'Oro-Friedl 03.03.2023, 12:45</text:p>
      <text:p text:style-name="P153">Contents</text:p>
      <text:p text:style-name="Standard"/>
      <text:list xml:id="list5370208477414169375" text:style-name="WWNum83">
        <text:list-item>
          <text:p text:style-name="P37">Bachelor Thesis  </text:p>
        </text:list-item>
        <text:list-item>
          <text:p text:style-name="P37">Thesis Seminar  </text:p>
        </text:list-item>
      </text:list>
      <text:p text:style-name="Standard"/>
      <text:p text:style-name="Standard">Lecturers</text:p>
      <text:p text:style-name="Standard"/>
      <text:list xml:id="list9217396063024388039" text:style-name="WWNum85">
        <text:list-item>
          <text:p text:style-name="P38">2SWS all docents</text:p>
        </text:list-item>
      </text:list>
      <text:p text:style-name="Standard"/>
      <text:p text:style-name="Standard">Points</text:p>
      <text:p text:style-name="Standard"/>
      <text:list xml:id="list3927935006640446058" text:style-name="WWNum87">
        <text:list-item>
          <text:p text:style-name="P39">18 ECTS / ECK</text:p>
        </text:list-item>
      </text:list>
      <text:p text:style-name="Standard"/>
      <text:p text:style-name="Standard">Language</text:p>
      <text:p text:style-name="Standard"/>
      <text:list xml:id="list4001408547641515066" text:style-name="WWNum89">
        <text:list-item>
          <text:p text:style-name="P40">English/German</text:p>
        </text:list-item>
      </text:list>
      <text:p text:style-name="Standard"/>
      <text:p text:style-name="Standard">Teaching</text:p>
      <text:p text:style-name="Standard"/>
      <text:p text:style-name="Standard">Assessment</text:p>
      <text:p text:style-name="Standard"/>
      <text:list xml:id="list3188633096266233557" text:style-name="WWNum91">
        <text:list-item>
          <text:p text:style-name="P41">1 T: 12 ECTS/ECK</text:p>
        </text:list-item>
        <text:list-item>
          <text:p text:style-name="P41">1 PN: 6 ECTS/ECK</text:p>
        </text:list-item>
      </text:list>
      <text:list xml:id="list28784152" text:continue-list="list28788929" text:style-name="Outline">
        <text:list-item>
          <text:h text:style-name="Heading_20_1" text:outline-level="1"/>
        </text:list-item>
        <text:list-item>
          <text:h text:style-name="P150" text:outline-level="1">STEM 3 <text:span text:style-name="T1">Uwe Hahne 01.03.2023, 17:34</text:span></text:h>
        </text:list-item>
      </text:list>
      <text:p text:style-name="OO_20_Subtle_20_Emphasis">Beitrag wurde editiert von: Jirka Dell'Oro-Friedl 03.03.2023, 11:23</text:p>
      <text:p text:style-name="P153"/>
      <text:p text:style-name="Standard"/>
      <text:p text:style-name="Standard">Contents</text:p>
      <text:p text:style-name="Standard"/>
      <text:list xml:id="list6477906249000468272" text:style-name="WWNum93">
        <text:list-item>
          <text:p text:style-name="P42">Practical electronics and signal processing</text:p>
        </text:list-item>
        <text:list-item>
          <text:p text:style-name="P42">Physical Computing</text:p>
        </text:list-item>
        <text:list-item>
          <text:p text:style-name="P42">Computer Vision for Extended Reality (XR)</text:p>
        </text:list-item>
        <text:list-item>
          <text:p text:style-name="P42">IoT, Tangible Interfaces</text:p>
        </text:list-item>
      </text:list>
      <text:p text:style-name="Standard"/>
      <text:p text:style-name="Standard">Lecturers  </text:p>
      <text:p text:style-name="Standard"/>
      <text:list xml:id="list7464029015323633385" text:style-name="WWNum95">
        <text:list-item>
          <text:p text:style-name="P43">2SWS Gabriel Rausch</text:p>
        </text:list-item>
        <text:list-item>
          <text:p text:style-name="P43">2SWS Uwe Hahne</text:p>
        </text:list-item>
      </text:list>
      <text:p text:style-name="Standard"/>
      <text:p text:style-name="Standard">Points</text:p>
      <text:list xml:id="list1034342433202539049" text:style-name="WWNum97">
        <text:list-item>
          <text:p text:style-name="P44">5 ECTS</text:p>
        </text:list-item>
        <text:list-item>
          <text:p text:style-name="P44">6 ECK</text:p>
        </text:list-item>
      </text:list>
      <text:p text:style-name="Standard"/>
      <text:p text:style-name="Standard">Language</text:p>
      <text:list xml:id="list3503057373207334215" text:style-name="WWNum99">
        <text:list-item>
          <text:p text:style-name="P45">English</text:p>
        </text:list-item>
      </text:list>
      <text:p text:style-name="Standard"/>
      <text:p text:style-name="Standard">Teaching</text:p>
      <text:list xml:id="list4947487911813720028" text:style-name="WWNum101">
        <text:list-item>
          <text:p text:style-name="P46">Seminar / eduScrum</text:p>
        </text:list-item>
        <text:list-item>
          <text:p text:style-name="P46">preferably 3 week block</text:p>
        </text:list-item>
      </text:list>
      <text:p text:style-name="Standard"/>
      <text:p text:style-name="Standard">Assessment</text:p>
      <text:p text:style-name="Standard"/>
      <text:list xml:id="list1687882474054768875" text:style-name="WWNum103">
        <text:list-item>
          <text:p text:style-name="P47">1 sbA (small project with hardware)</text:p>
        </text:list-item>
      </text:list>
      <text:p text:style-name="Standard"/>
      <text:p text:style-name="Standard"><text:s/> </text:p>
      <text:p text:style-name="Standard"/>
      <table:table table:name="Tabelle4" table:style-name="Tabelle4">
        <table:table-column table:style-name="Tabelle4.A" table:number-columns-repeated="2"/>
        <table:table-row table:style-name="Tabelle4.1">
          <table:table-cell table:style-name="Tabelle4.A1" office:value-type="string">
            <text:p text:style-name="Standard">Prerequisites</text:p>
          </table:table-cell>
          <table:table-cell table:style-name="Tabelle4.A1" office:value-type="string">
            <text:p text:style-name="Standard">Maybe obtained in ?</text:p>
          </table:table-cell>
        </table:table-row>
        <table:table-row table:style-name="Tabelle4.1">
          <table:table-cell table:style-name="Tabelle4.A1" office:value-type="string">
            <text:p text:style-name="Standard">Foundations of digital information and graphics processing (Bits, Bytes, Pixel, Colorcodes, Bitmaps, etc.)</text:p>
          </table:table-cell>
          <table:table-cell table:style-name="Tabelle4.A1" office:value-type="string">
            <text:p text:style-name="Standard"/>
            <text:p text:style-name="Standard">Theory1</text:p>
            <text:p text:style-name="Standard"/>
          </table:table-cell>
        </table:table-row>
        <table:table-row table:style-name="Tabelle4.1">
          <table:table-cell table:style-name="Tabelle4.A1" office:value-type="string">
            <text:p text:style-name="Standard">Foundations of physics, basic calculus (differentiation)</text:p>
          </table:table-cell>
          <table:table-cell table:style-name="Tabelle4.A1" office:value-type="string">
            <text:p text:style-name="Standard"/>
            <text:p text:style-name="Standard">STEM2</text:p>
            <text:p text:style-name="Standard"/>
          </table:table-cell>
        </table:table-row>
        <table:table-row table:style-name="Tabelle4.1">
          <table:table-cell table:style-name="Tabelle4.A1" office:value-type="string">
            <text:p text:style-name="Standard">Foundations of hardware architectures (CPU, GPU)</text:p>
          </table:table-cell>
          <table:table-cell table:style-name="Tabelle4.A1" office:value-type="string">
            <text:p text:style-name="Standard"/>
            <text:p text:style-name="Standard">Code3</text:p>
            <text:p text:style-name="Standard"/>
          </table:table-cell>
        </table:table-row>
        <table:table-row table:style-name="Tabelle4.1">
          <table:table-cell table:style-name="Tabelle4.A1" office:value-type="string">
            <text:p text:style-name="Standard">Linear algebra</text:p>
          </table:table-cell>
          <table:table-cell table:style-name="Tabelle4.A1" office:value-type="string">
            <text:p text:style-name="Standard"/>
            <text:p text:style-name="Standard">STEM1</text:p>
            <text:p text:style-name="Standard"/>
          </table:table-cell>
        </table:table-row>
        <table:table-row table:style-name="Tabelle4.1">
          <table:table-cell table:style-name="Tabelle4.A1" office:value-type="string">
            <text:p text:style-name="Standard">Fundamental UI-Design</text:p>
          </table:table-cell>
          <table:table-cell table:style-name="Tabelle4.A1" office:value-type="string">
            <text:p text:style-name="Standard"/>
            <text:p text:style-name="Standard">Visual1</text:p>
            <text:p text:style-name="Standard"/>
          </table:table-cell>
        </table:table-row>
        <table:table-row table:style-name="Tabelle4.1">
          <table:table-cell table:style-name="Tabelle4.A1" office:value-type="string">
            <text:p text:style-name="Standard">Some knowledge of Human-Computer-Interaction</text:p>
          </table:table-cell>
          <table:table-cell table:style-name="Tabelle4.A1" office:value-type="string">
            <text:p text:style-name="Standard"/>
            <text:p text:style-name="Standard">Theory1</text:p>
            <text:p text:style-name="Standard"/>
          </table:table-cell>
        </table:table-row>
        <table:table-row table:style-name="Tabelle4.1">
          <table:table-cell table:style-name="Tabelle4.A1" office:value-type="string">
            <text:p text:style-name="Standard">Basic Machine Learning concepts</text:p>
          </table:table-cell>
          <table:table-cell table:style-name="Tabelle4.A1" office:value-type="string">
            <text:p text:style-name="Standard"/>
            <text:p text:style-name="Standard">Code4</text:p>
            <text:p text:style-name="Standard"/>
          </table:table-cell>
        </table:table-row>
      </table:table>
      <text:list xml:id="list28787152" text:continue-list="list28784152" text:style-name="Outline">
        <text:list-item>
          <text:h text:style-name="Heading_20_1" text:outline-level="1"><text:soft-page-break/>Code 3 <text:span text:style-name="T1">Uwe Hahne 01.03.2023, 17:48</text:span></text:h>
        </text:list-item>
      </text:list>
      <text:p text:style-name="Standard">Contents</text:p>
      <text:p text:style-name="Standard"/>
      <text:list xml:id="list4191685121397149083" text:style-name="WWNum107">
        <text:list-item>
          <text:p text:style-name="P48">Realtime Computer Graphics</text:p>
        </text:list-item>
        <text:list-item>
          <text:p text:style-name="P48">Shader</text:p>
        </text:list-item>
        <text:list-item>
          <text:p text:style-name="P48">Advanced SW design patterns</text:p>
        </text:list-item>
        <text:list-item>
          <text:p text:style-name="P48">Computation Performance</text:p>
        </text:list-item>
        <text:list-item>
          <text:p text:style-name="P48">Advanced Audiovisuals</text:p>
        </text:list-item>
      </text:list>
      <text:p text:style-name="Standard"/>
      <text:p text:style-name="Standard">Lecturers  </text:p>
      <text:p text:style-name="Standard"/>
      <text:list xml:id="list3127182489732035236" text:style-name="WWNum109">
        <text:list-item>
          <text:p text:style-name="P49">2SWS Christoph Müller</text:p>
        </text:list-item>
        <text:list-item>
          <text:p text:style-name="P49">2SWS Uwe Hahne</text:p>
        </text:list-item>
      </text:list>
      <text:p text:style-name="Standard"/>
      <text:p text:style-name="Standard">Points</text:p>
      <text:p text:style-name="Standard"/>
      <text:list xml:id="list1231627158831469058" text:style-name="WWNum111">
        <text:list-item>
          <text:p text:style-name="P50">5 ECTS</text:p>
        </text:list-item>
        <text:list-item>
          <text:p text:style-name="P50">6 ECK</text:p>
        </text:list-item>
      </text:list>
      <text:p text:style-name="Standard"/>
      <text:p text:style-name="Standard">Language</text:p>
      <text:p text:style-name="Standard"/>
      <text:list xml:id="list1314054129290711091" text:style-name="WWNum113">
        <text:list-item>
          <text:p text:style-name="P51">English</text:p>
        </text:list-item>
      </text:list>
      <text:p text:style-name="Standard"/>
      <text:p text:style-name="Standard">Teaching</text:p>
      <text:p text:style-name="Standard"/>
      <text:list xml:id="list8677423125514542484" text:style-name="WWNum115">
        <text:list-item>
          <text:p text:style-name="P52">Seminar / eduScrum</text:p>
        </text:list-item>
        <text:list-item>
          <text:p text:style-name="P52">preferably 3 week block</text:p>
        </text:list-item>
      </text:list>
      <text:p text:style-name="Standard"/>
      <text:p text:style-name="Standard">Assessment</text:p>
      <text:p text:style-name="Standard"/>
      <text:list xml:id="list4413401150474119992" text:style-name="WWNum117">
        <text:list-item>
          <text:p text:style-name="P53">1 sbA (small project with GPU coding and review)</text:p>
        </text:list-item>
      </text:list>
      <text:p text:style-name="Standard"/>
      <text:p text:style-name="Standard"><text:s/> </text:p>
      <text:p text:style-name="Standard"/>
      <table:table table:name="Tabelle5" table:style-name="Tabelle5">
        <table:table-column table:style-name="Tabelle5.A" table:number-columns-repeated="2"/>
        <table:table-row table:style-name="Tabelle5.1">
          <table:table-cell table:style-name="Tabelle5.A1" office:value-type="string">
            <text:p text:style-name="Standard">Prerequisites</text:p>
          </table:table-cell>
          <table:table-cell table:style-name="Tabelle5.A1" office:value-type="string">
            <text:p text:style-name="Standard">Maybe obtained in ?</text:p>
          </table:table-cell>
        </table:table-row>
        <table:table-row table:style-name="Tabelle5.1">
          <table:table-cell table:style-name="Tabelle5.A1" office:value-type="string">
            <text:p text:style-name="Standard">Foundations of digital information and graphics processing (Bits, Bytes, Pixel, Colorcodes, Bitmaps, etc.)</text:p>
          </table:table-cell>
          <table:table-cell table:style-name="Tabelle5.A1" office:value-type="string">
            <text:p text:style-name="Standard"/>
            <text:p text:style-name="Standard">Theory1</text:p>
            <text:p text:style-name="Standard"/>
          </table:table-cell>
        </table:table-row>
        <table:table-row table:style-name="Tabelle5.1">
          <table:table-cell table:style-name="Tabelle5.A1" office:value-type="string">
            <text:p text:style-name="Standard">Computer Graphic basics (Vertices, Faces, Meshes, Scenegraphs, Textures, Lighting)</text:p>
          </table:table-cell>
          <table:table-cell table:style-name="Tabelle5.A1" office:value-type="string">
            <text:p text:style-name="Standard"/>
            <text:p text:style-name="Standard">Visual2</text:p>
            <text:p text:style-name="Standard"/>
          </table:table-cell>
        </table:table-row>
        <table:table-row table:style-name="Tabelle5.1">
          <table:table-cell table:style-name="Tabelle5.A1" office:value-type="string">
            <text:p text:style-name="Standard">Linear algebra (Matrix, Vector)</text:p>
          </table:table-cell>
          <table:table-cell table:style-name="Tabelle5.A1" office:value-type="string">
            <text:p text:style-name="Standard"/>
            <text:p text:style-name="Standard">STEM1</text:p>
            <text:p text:style-name="Standard"/>
          </table:table-cell>
        </table:table-row>
        <table:table-row table:style-name="Tabelle5.1">
          <table:table-cell table:style-name="Tabelle5.A1" office:value-type="string">
            <text:p text:style-name="Standard">Coding skills that allow to read any language</text:p>
          </table:table-cell>
          <table:table-cell table:style-name="Tabelle5.A1" office:value-type="string">
            <text:p text:style-name="Standard"/>
            <text:p text:style-name="Standard">Code 2</text:p>
            <text:p text:style-name="Standard"/>
          </table:table-cell>
        </table:table-row>
      </table:table>
      <text:p text:style-name="Standard"/>
      <text:p text:style-name="Standard"/>
      <text:p text:style-name="Standard"/>
      <text:list xml:id="list28793265" text:continue-list="list28787152" text:style-name="Outline">
        <text:list-item>
          <text:list>
            <text:list-item>
              <text:h text:style-name="Heading_20_2" text:outline-level="2"/>
            </text:list-item>
            <text:list-item>
              <text:h text:style-name="P1" text:outline-level="2">Re:Code 3 <text:span text:style-name="T1">Jirka Dell'Oro-Friedl 02.03.2023, 08:36</text:span></text:h>
            </text:list-item>
          </text:list>
        </text:list-item>
      </text:list>
      <table:table table:name="Tabelle6" table:style-name="Tabelle6">
        <table:table-column table:style-name="Tabelle6.A" table:number-columns-repeated="2"/>
        <table:table-row table:style-name="Tabelle6.1">
          <table:table-cell table:style-name="Tabelle6.A1" office:value-type="string">
            <text:p text:style-name="P153">Coding skills that allow to read any language</text:p>
          </table:table-cell>
          <table:table-cell table:style-name="Tabelle6.A1" office:value-type="string">
            <text:p text:style-name="Standard"/>
            <text:p text:style-name="Standard">Code 2</text:p>
            <text:p text:style-name="Standard"/>
          </table:table-cell>
        </table:table-row>
      </table:table>
      <text:p text:style-name="Standard"/>
      <text:p text:style-name="Standard"><text:s/> </text:p>
      <text:p text:style-name="Standard"/>
      <text:p text:style-name="Standard">Wunderbar, genau solchen Hinweise zur Verzahnung unserer Module habe ich mir gewünscht.</text:p>
      <text:p text:style-name="Standard"/>
      <text:p text:style-name="Standard">Die Sprachunabhängigkeit möchte ich derzeit vor allem durch Softwaredesign, entsprechende Diagrammarbeit auf abstrahierter Ebene und UML, sowie Computational Thinking erreichen. Das kann ich für imperative, prozedurale und objektorientierte Sprachen leisten, denke ich. Für weiteren Input und Ideen zu Lehrmöglichkeiten bin ich dankbar.</text:p>
      <text:p text:style-name="Standard"/>
      <text:p text:style-name="Standard">Ob und wann wir fortgeschrittene Konzepte wie Closures, Generics etc. haben wollen oder die Leute auch funktionale Programmiersprachen wie Haskell oder Lisp lesen sollen, oder ob das vielleicht Inhalte für das Experten-WPM sein sollten, müssen wir disktuieren. Ich gehe gerade davon aus, dass derlei für Code3 nicht als Eingangsvoraussetzung erforderlich ist, sondern vielleicht dort ggf. addressiert wird.</text:p>
      <text:p text:style-name="Standard"/>
      <text:list xml:id="list28802667" text:continue-numbering="true" text:style-name="Outline">
        <text:list-item>
          <text:h text:style-name="P150" text:outline-level="1">Theory 1 <text:span text:style-name="T1">Thomas Schlegel 03.03.2023, 10:20</text:span></text:h>
        </text:list-item>
      </text:list>
      <text:p text:style-name="P153">Theory 1</text:p>
      <text:p text:style-name="Standard"/>
      <text:p text:style-name="Standard">- Computer Science &amp; Computing Introduction</text:p>
      <text:p text:style-name="Standard"/>
      <text:p text:style-name="Standard">- Interactive Systems</text:p>
      <text:p text:style-name="Standard"/>
      <text:p text:style-name="Standard">- Human Computer Interaction &amp; User-Centered Design</text:p>
      <text:p text:style-name="Standard"/>
      <text:p text:style-name="Standard">- Cognition and Perception</text:p>
      <text:p text:style-name="Standard"/>
      <text:p text:style-name="Standard"><text:s/> </text:p>
      <text:p text:style-name="Standard"/>
      <text:p text:style-name="Standard">Contents</text:p>
      <text:p text:style-name="Standard"/>
      <text:list xml:id="list1235515401572187760" text:style-name="WWNum119">
        <text:list-item>
          <text:p text:style-name="P54">Why Computer Science?</text:p>
        </text:list-item>
        <text:list-item>
          <text:p text:style-name="P54">Current Research and Technology</text:p>
        </text:list-item>
        <text:list-item>
          <text:p text:style-name="P54">History of the Computer</text:p>
        </text:list-item>
        <text:list-item>
          <text:p text:style-name="P54">Technology Hardware, von Neumann</text:p>
        </text:list-item>
        <text:list-item>
          <text:p text:style-name="P54">Computer Science Basics: Bits &amp; Bytes, Pixels</text:p>
        </text:list-item>
        <text:list-item>
          <text:p text:style-name="P54">Boolean Logic</text:p>
        </text:list-item>
        <text:list-item>
          <text:p text:style-name="P54">Perception (Visual, Auditive and Haptic), including Colors</text:p>
        </text:list-item>
        <text:list-item>
          <text:p text:style-name="P54">Cognition and Memory</text:p>
        </text:list-item>
        <text:list-item>
          <text:p text:style-name="P54">HCI topics</text:p>
        </text:list-item>
        <text:list-item>
          <text:p text:style-name="P54">User-Centered Design &amp; User-Centered Design Process</text:p>
        </text:list-item>
      </text:list>
      <text:p text:style-name="Standard"/>
      <text:p text:style-name="Standard">Lecturers</text:p>
      <text:p text:style-name="Standard"/>
      <text:list xml:id="list1075460470562691888" text:style-name="WWNum121">
        <text:list-item>
          <text:p text:style-name="P55">5 SWS Thomas Schlegel</text:p>
        </text:list-item>
      </text:list>
      <text:p text:style-name="Standard"/>
      <text:p text:style-name="Standard">Points</text:p>
      <text:p text:style-name="Standard"/>
      <text:list xml:id="list6530475354438314468" text:style-name="WWNum123">
        <text:list-item>
          <text:p text:style-name="P56">6 ECTS</text:p>
        </text:list-item>
      </text:list>
      <text:p text:style-name="Standard"/>
      <text:p text:style-name="Standard">Language</text:p>
      <text:p text:style-name="Standard"/>
      <text:list xml:id="list3257236012448054463" text:style-name="WWNum125">
        <text:list-item>
          <text:p text:style-name="P57">German (English on Request)</text:p>
        </text:list-item>
      </text:list>
      <text:p text:style-name="Standard"/>
      <text:p text:style-name="Standard">Teaching</text:p>
      <text:p text:style-name="Standard"/>
      <text:list xml:id="list3152174825363779532" text:style-name="WWNum127">
        <text:list-item>
          <text:p text:style-name="P58">Lecture / Exercise /Seminar</text:p>
        </text:list-item>
        <text:list-item>
          <text:p text:style-name="P58">3 week block or semester lecture</text:p>
        </text:list-item>
      </text:list>
      <text:p text:style-name="Standard"/>
      <text:p text:style-name="Standard">Assessment</text:p>
      <text:p text:style-name="Standard"/>
      <text:list xml:id="list305599670563713014" text:style-name="WWNum129">
        <text:list-item>
          <text:p text:style-name="P59">e-Test</text:p>
        </text:list-item>
      </text:list>
      <text:p text:style-name="Standard"/>
      <text:list xml:id="list28783340" text:continue-list="list28802667" text:style-name="Outline">
        <text:list-item>
          <text:h text:style-name="P150" text:outline-level="1">Visual 3 <text:span text:style-name="T1">Christoph Müller 02.03.2023, 17:02</text:span></text:h>
        </text:list-item>
      </text:list>
      <text:p text:style-name="OO_20_Subtle_20_Emphasis">Beitrag wurde editiert von: Christoph Müller 03.03.2023, 09:09</text:p>
      <text:list xml:id="list8296302511669381519" text:style-name="WWNum131">
        <text:list-item>
          <text:p text:style-name="P60">Advanced Material and Shading</text:p>
        </text:list-item>
        <text:list-item>
          <text:p text:style-name="P60">3D-Animation (Realtime)</text:p>
        </text:list-item>
      </text:list>
      <text:list xml:id="list7341532609657557383" text:style-name="WWNum133">
        <text:list-item>
          <text:p text:style-name="P61">Non-linear animation</text:p>
        </text:list-item>
        <text:list-item>
          <text:p text:style-name="P61">Animation State-machines</text:p>
        </text:list-item>
        <text:list-item>
          <text:p text:style-name="P61">Animation Blending</text:p>
        </text:list-item>
        <text:list-item>
          <text:p text:style-name="P61">Combining Physics and scripted Animation</text:p>
        </text:list-item>
      </text:list>
      <text:p text:style-name="P153"/>
      <text:list xml:id="list5818888929820530147" text:style-name="WWNum135">
        <text:list-item>
          <text:p text:style-name="P62">Character Animation</text:p>
        </text:list-item>
      </text:list>
      <text:list xml:id="list1556449910298779410" text:style-name="WWNum137">
        <text:list-item>
          <text:p text:style-name="P63">Rigging</text:p>
        </text:list-item>
        <text:list-item>
          <text:p text:style-name="P63">Forward / Inverse Kinematics</text:p>
        </text:list-item>
        <text:list-item>
          <text:p text:style-name="P63">Walk Cycles</text:p>
        </text:list-item>
      </text:list>
      <text:p text:style-name="Standard"/>
      <text:list xml:id="list6192954668584202447" text:style-name="WWNum139">
        <text:list-item>
          <text:p text:style-name="P64">Visual Design</text:p>
        </text:list-item>
        <text:list-item>
          <text:p text:style-name="P64">2D Animation</text:p>
        </text:list-item>
      </text:list>
      <text:p text:style-name="Standard"/>
      <text:p text:style-name="Standard">Lecturers</text:p>
      <text:p text:style-name="Standard"/>
      <text:list xml:id="list4418567566893793979" text:style-name="WWNum141">
        <text:list-item>
          <text:p text:style-name="P65">1 SWS Regina Reusch</text:p>
        </text:list-item>
        <text:list-item>
          <text:p text:style-name="P65">2 SWS Christoph Müller</text:p>
        </text:list-item>
        <text:list-item>
          <text:p text:style-name="P65">1 SWS NN</text:p>
        </text:list-item>
      </text:list>
      <text:p text:style-name="Standard"/>
      <text:p text:style-name="Standard">Points</text:p>
      <text:p text:style-name="Standard"/>
      <text:list xml:id="list2861936782078932906" text:style-name="WWNum143">
        <text:list-item>
          <text:p text:style-name="P66">5 ECTS / ECK</text:p>
        </text:list-item>
      </text:list>
      <text:p text:style-name="Standard"/>
      <text:p text:style-name="Standard">Language</text:p>
      <text:p text:style-name="Standard"/>
      <text:list xml:id="list3838378624375995681" text:style-name="WWNum145">
        <text:list-item>
          <text:p text:style-name="P67">English</text:p>
        </text:list-item>
      </text:list>
      <text:p text:style-name="Standard"/>
      <text:p text:style-name="Standard">Teaching</text:p>
      <text:p text:style-name="Standard"/>
      <text:list xml:id="list7374615222769002341" text:style-name="WWNum147">
        <text:list-item>
          <text:p text:style-name="P68">Seminar / eduScrum</text:p>
        </text:list-item>
        <text:list-item>
          <text:p text:style-name="P68">preferably 3 week block</text:p>
        </text:list-item>
      </text:list>
      <text:p text:style-name="Standard"/>
      <text:p text:style-name="Standard">Assessment 1 sbA (small project: simple animated character)</text:p>
      <text:p text:style-name="Standard"/>
      <table:table table:name="Tabelle7" table:style-name="Tabelle7">
        <table:table-column table:style-name="Tabelle7.A" table:number-columns-repeated="2"/>
        <table:table-row table:style-name="Tabelle7.1">
          <table:table-cell table:style-name="Tabelle7.A1" office:value-type="string">
            <text:p text:style-name="Standard">Prerequisites</text:p>
          </table:table-cell>
          <table:table-cell table:style-name="Tabelle7.A1" office:value-type="string">
            <text:p text:style-name="Standard">Maybe obtained in ?</text:p>
          </table:table-cell>
        </table:table-row>
        <table:table-row table:style-name="Tabelle7.1">
          <table:table-cell table:style-name="Tabelle7.A1" office:value-type="string">
            <text:p text:style-name="Standard">Concept Art</text:p>
          </table:table-cell>
          <table:table-cell table:style-name="Tabelle7.A1" office:value-type="string">
            <text:p text:style-name="Standard">Visual 1</text:p>
          </table:table-cell>
        </table:table-row>
        <table:table-row table:style-name="Tabelle7.1">
          <table:table-cell table:style-name="Tabelle7.A1" office:value-type="string">
            <text:p text:style-name="Standard">3D Modelling for Realtime</text:p>
          </table:table-cell>
          <table:table-cell table:style-name="Tabelle7.A1" office:value-type="string">
            <text:p text:style-name="Standard">Visual 2</text:p>
          </table:table-cell>
        </table:table-row>
        <table:table-row table:style-name="Tabelle7.1">
          <table:table-cell table:style-name="Tabelle7.A1" office:value-type="string">
            <text:p text:style-name="Standard">Basic understanding of physical facts (mass, force, velocity, acceleration)</text:p>
          </table:table-cell>
          <table:table-cell table:style-name="Tabelle7.A1" office:value-type="string">
            <text:p text:style-name="Standard">STEM 3?</text:p>
          </table:table-cell>
        </table:table-row>
      </table:table>
      <text:list xml:id="list28784208" text:continue-list="list28783340" text:style-name="Outline">
        <text:list-item>
          <text:list>
            <text:list-item>
              <text:h text:style-name="Heading_20_2" text:outline-level="2">Re:Visual 3 <text:span text:style-name="T1">Jirka Dell'Oro-Friedl 11.03.2023, 08:27</text:span></text:h>
            </text:list-item>
          </text:list>
        </text:list-item>
      </text:list>
      <table:table table:name="Tabelle8" table:style-name="Tabelle8">
        <table:table-column table:style-name="Tabelle8.A" table:number-columns-repeated="2"/>
        <table:table-row table:style-name="Tabelle8.1">
          <table:table-cell table:style-name="Tabelle8.A1" office:value-type="string">
            <text:p text:style-name="P153">Basic understanding of physical facts (mass, force, velocity, acceleration)</text:p>
          </table:table-cell>
          <table:table-cell table:style-name="Tabelle8.A1" office:value-type="string">
            <text:p text:style-name="Standard"><text:s/>                                     STEM 3?</text:p>
          </table:table-cell>
        </table:table-row>
      </table:table>
      <text:p text:style-name="Standard"/>
      <text:p text:style-name="Standard"><text:s/> </text:p>
      <text:p text:style-name="Standard"/>
      <text:p text:style-name="Standard">Das ist wahrscheinlich eher aus STEM 2.</text:p>
      <text:p text:style-name="Standard"/>
      <text:list xml:id="list28798622" text:continue-numbering="true" text:style-name="Outline">
        <text:list-item>
          <text:h text:style-name="P150" text:outline-level="1">Visual 2 <text:span text:style-name="T1">Christoph Müller 02.03.2023, 16:59</text:span></text:h>
        </text:list-item>
      </text:list>
      <text:p text:style-name="OO_20_Subtle_20_Emphasis">Beitrag wurde editiert von: Christoph Müller 03.03.2023, 09:09</text:p>
      <text:list xml:id="list1439694539727415863" text:style-name="WWNum149">
        <text:list-item>
          <text:p text:style-name="P69">3D Modeling</text:p>
        </text:list-item>
      </text:list>
      <text:list xml:id="list624916400112975927" text:style-name="WWNum151">
        <text:list-item>
          <text:p text:style-name="P70">Box Modeling</text:p>
        </text:list-item>
        <text:list-item>
          <text:p text:style-name="P70">Sculpting</text:p>
        </text:list-item>
        <text:list-item>
          <text:p text:style-name="P70">Poly Modeling/Polygon Flow</text:p>
        </text:list-item>
        <text:list-item>
          <text:p text:style-name="P70">Retopology</text:p>
        </text:list-item>
      </text:list>
      <text:p text:style-name="P153"/>
      <text:list xml:id="list4654691314466800200" text:style-name="WWNum153">
        <text:list-item>
          <text:p text:style-name="P71">Materials Lights and Texturing</text:p>
        </text:list-item>
      </text:list>
      <text:list xml:id="list3609037806655013061" text:style-name="WWNum155">
        <text:list-item>
          <text:p text:style-name="P72">UV Unwinding</text:p>
        </text:list-item>
        <text:list-item>
          <text:p text:style-name="P72">Texture painting</text:p>
        </text:list-item>
        <text:list-item>
          <text:p text:style-name="P72">Normal Mapping</text:p>
        </text:list-item>
        <text:list-item>
          <text:p text:style-name="P72">Material generation for Game Engines</text:p>
        </text:list-item>
        <text:list-item>
          <text:p text:style-name="P72">Light and Material</text:p>
        </text:list-item>
      </text:list>
      <text:p text:style-name="Standard"/>
      <text:list xml:id="list8810642532773909057" text:style-name="WWNum157">
        <text:list-item>
          <text:p text:style-name="P73">Character</text:p>
        </text:list-item>
      </text:list>
      <text:list xml:id="list6780734252128696039" text:style-name="WWNum159">
        <text:list-item>
          <text:p text:style-name="P74">From Concept Art to 3D-Primitive Block-Out</text:p>
        </text:list-item>
      </text:list>
      <text:p text:style-name="Standard"/>
      <text:list xml:id="list9067126088126831017" text:style-name="WWNum161">
        <text:list-item>
          <text:p text:style-name="P75">Animation Basics</text:p>
        </text:list-item>
      </text:list>
      <text:list xml:id="list3283182321977902723" text:style-name="WWNum163">
        <text:list-item>
          <text:p text:style-name="P76">Keyframe Animation</text:p>
        </text:list-item>
        <text:list-item>
          <text:p text:style-name="P76">Path Animation</text:p>
        </text:list-item>
      </text:list>
      <text:p text:style-name="Standard"/>
      <text:list xml:id="list602996925569476766" text:style-name="WWNum165">
        <text:list-item>
          <text:p text:style-name="P77">From Models to Assets</text:p>
        </text:list-item>
      </text:list>
      <text:list xml:id="list1482560709836873198" text:style-name="WWNum167">
        <text:list-item>
          <text:p text:style-name="P78">Modeling for Realtime Engines</text:p>
        </text:list-item>
        <text:list-item>
          <text:p text:style-name="P78">Materials for Realtime Engines</text:p>
        </text:list-item>
      </text:list>
      <text:p text:style-name="Standard"/>
      <text:p text:style-name="Standard"/>
      <text:p text:style-name="Standard">Lecturers</text:p>
      <text:p text:style-name="Standard"/>
      <text:list xml:id="list7022227566111729483" text:style-name="WWNum169">
        <text:list-item>
          <text:p text:style-name="P79">2 SWS Christoph Müller</text:p>
        </text:list-item>
        <text:list-item>
          <text:p text:style-name="P79">2 SWS NN</text:p>
        </text:list-item>
      </text:list>
      <text:p text:style-name="Standard"/>
      <text:p text:style-name="Standard">Points</text:p>
      <text:p text:style-name="Standard"/>
      <text:list xml:id="list1864500131999704761" text:style-name="WWNum171">
        <text:list-item>
          <text:p text:style-name="P80">5 ECTS / ECK</text:p>
        </text:list-item>
      </text:list>
      <text:p text:style-name="Standard"/>
      <text:p text:style-name="Standard">Language</text:p>
      <text:p text:style-name="Standard"/>
      <text:list xml:id="list3858573567614425313" text:style-name="WWNum173">
        <text:list-item>
          <text:p text:style-name="P81">English</text:p>
        </text:list-item>
      </text:list>
      <text:p text:style-name="Standard"/>
      <text:p text:style-name="Standard">Teaching</text:p>
      <text:p text:style-name="Standard"/>
      <text:list xml:id="list4380554037896705140" text:style-name="WWNum175">
        <text:list-item>
          <text:p text:style-name="P82">Seminar / eduScrum</text:p>
        </text:list-item>
        <text:list-item>
          <text:p text:style-name="P82">preferably 3 week block</text:p>
        </text:list-item>
      </text:list>
      <text:p text:style-name="Standard"/>
      <text:p text:style-name="Standard">Assessment 1 sbA (small project: from concept art to game engine asset)</text:p>
      <text:p text:style-name="Standard"/>
      <table:table table:name="Tabelle9" table:style-name="Tabelle9">
        <table:table-column table:style-name="Tabelle9.A" table:number-columns-repeated="2"/>
        <table:table-row table:style-name="Tabelle9.1">
          <table:table-cell table:style-name="Tabelle9.A1" office:value-type="string">
            <text:p text:style-name="Standard">Prerequisites</text:p>
          </table:table-cell>
          <table:table-cell table:style-name="Tabelle9.A1" office:value-type="string">
            <text:p text:style-name="Standard">Maybe obtained in ?</text:p>
          </table:table-cell>
        </table:table-row>
        <table:table-row table:style-name="Tabelle9.1">
          <table:table-cell table:style-name="Tabelle9.A1" office:value-type="string">
            <text:p text:style-name="Standard">Creating Concept Art</text:p>
          </table:table-cell>
          <table:table-cell table:style-name="Tabelle9.A1" office:value-type="string">
            <text:p text:style-name="Standard">Visual 1</text:p>
          </table:table-cell>
        </table:table-row>
        <table:table-row table:style-name="Tabelle9.1">
          <table:table-cell table:style-name="Tabelle9.A1" office:value-type="string">
            <text:p text:style-name="Standard">Basic understanding of media file formats, especially Pixel and vector formats</text:p>
          </table:table-cell>
          <table:table-cell table:style-name="Tabelle9.A1" office:value-type="string">
            <text:p text:style-name="Standard">Code 1 / Theory 1</text:p>
          </table:table-cell>
        </table:table-row>
        <table:table-row table:style-name="Tabelle9.1">
          <table:table-cell table:style-name="Tabelle9.A1" office:value-type="string">
            <text:p text:style-name="Standard">Basic understanding of 3D Vectors, Normals, Dot Product</text:p>
          </table:table-cell>
          <table:table-cell table:style-name="Tabelle9.A1" office:value-type="string">
            <text:p text:style-name="Standard">STEM 1</text:p>
          </table:table-cell>
        </table:table-row>
      </table:table>
      <text:p text:style-name="Standard"/>
      <text:list xml:id="list28790460" text:continue-list="list28798622" text:style-name="Outline">
        <text:list-item>
          <text:h text:style-name="P150" text:outline-level="1">Management3 <text:span text:style-name="T1">Jirka Dell'Oro-Friedl 03.03.2023, 08:59</text:span></text:h>
        </text:list-item>
      </text:list>
      <text:p text:style-name="P153">Contents</text:p>
      <text:p text:style-name="Standard"/>
      <text:list xml:id="list9089606340549987408" text:style-name="WWNum177">
        <text:list-item>
          <text:p text:style-name="P83">Publishing</text:p>
        </text:list-item>
        <text:list-item>
          <text:p text:style-name="P83">Entrepreneurship</text:p>
        </text:list-item>
        <text:list-item>
          <text:p text:style-name="P83">Monetization</text:p>
        </text:list-item>
        <text:list-item>
          <text:p text:style-name="P83">Marketing</text:p>
        </text:list-item>
        <text:list-item>
          <text:p text:style-name="P83">Lifecycle Management</text:p>
        </text:list-item>
      </text:list>
      <text:p text:style-name="Standard"/>
      <text:p text:style-name="Standard">Lecturers</text:p>
      <text:p text:style-name="Standard"/>
      <text:list xml:id="list3737254765910686182" text:style-name="WWNum179">
        <text:list-item>
          <text:p text:style-name="P84">4SWS NN</text:p>
        </text:list-item>
      </text:list>
      <text:p text:style-name="Standard"/>
      <text:p text:style-name="Standard">Points  </text:p>
      <text:p text:style-name="Standard"/>
      <text:list xml:id="list481163262888764167" text:style-name="WWNum181">
        <text:list-item>
          <text:p text:style-name="P85">5 ECTS</text:p>
        </text:list-item>
        <text:list-item>
          <text:p text:style-name="P85">6 ECK</text:p>
        </text:list-item>
      </text:list>
      <text:p text:style-name="Standard"/>
      <text:p text:style-name="Standard">Language</text:p>
      <text:p text:style-name="Standard"/>
      <text:list xml:id="list2207557897275598068" text:style-name="WWNum183">
        <text:list-item>
          <text:p text:style-name="P86">?</text:p>
        </text:list-item>
      </text:list>
      <text:p text:style-name="Standard"/>
      <text:p text:style-name="Standard">Teaching</text:p>
      <text:p text:style-name="Standard"/>
      <text:list xml:id="list6629018368765452219" text:style-name="WWNum185">
        <text:list-item>
          <text:p text:style-name="P87">Seminar / eduScrum</text:p>
        </text:list-item>
        <text:list-item>
          <text:p text:style-name="P87">preferably 3 week block</text:p>
        </text:list-item>
      </text:list>
      <text:p text:style-name="Standard"/>
      <text:p text:style-name="Standard">Assessment</text:p>
      <text:p text:style-name="Standard"/>
      <text:list xml:id="list4678004188869673444" text:style-name="WWNum187">
        <text:list-item>
          <text:p text:style-name="P88">1sbK (e-Test)</text:p>
        </text:list-item>
      </text:list>
      <text:p text:style-name="Standard"/>
      <text:p text:style-name="Standard"><text:s/> </text:p>
      <text:p text:style-name="Standard"/>
      <table:table table:name="Tabelle10" table:style-name="Tabelle10">
        <table:table-column table:style-name="Tabelle10.A" table:number-columns-repeated="2"/>
        <table:table-row table:style-name="Tabelle10.1">
          <table:table-cell table:style-name="Tabelle10.A1" office:value-type="string">
            <text:p text:style-name="Standard">Prerequisites</text:p>
          </table:table-cell>
          <table:table-cell table:style-name="Tabelle10.A1" office:value-type="string">
            <text:p text:style-name="Standard">Maybe obtained in ?</text:p>
          </table:table-cell>
        </table:table-row>
      </table:table>
      <text:p text:style-name="Standard"/>
      <text:list xml:id="list28795398" text:continue-list="list28790460" text:style-name="Outline">
        <text:list-item>
          <text:h text:style-name="P150" text:outline-level="1">Management2 <text:span text:style-name="T1">Jirka Dell'Oro-Friedl 03.03.2023, 08:57</text:span></text:h>
        </text:list-item>
      </text:list>
      <text:p text:style-name="P153">Contents</text:p>
      <text:p text:style-name="Standard"/>
      <text:list xml:id="list1775544715004378676" text:style-name="WWNum189">
        <text:list-item>
          <text:p text:style-name="P89">Producing</text:p>
        </text:list-item>
        <text:list-item>
          <text:p text:style-name="P89">Quality Management</text:p>
        </text:list-item>
        <text:list-item>
          <text:p text:style-name="P89">User Research</text:p>
        </text:list-item>
        <text:list-item>
          <text:p text:style-name="P89">Community Management</text:p>
        </text:list-item>
        <text:list-item>
          <text:p text:style-name="P89">Financials</text:p>
        </text:list-item>
      </text:list>
      <text:p text:style-name="Standard"/>
      <text:p text:style-name="Standard">Lecturers</text:p>
      <text:p text:style-name="Standard"/>
      <text:list xml:id="list7977056620097171023" text:style-name="WWNum191">
        <text:list-item>
          <text:p text:style-name="P90">4SWS NN</text:p>
        </text:list-item>
      </text:list>
      <text:p text:style-name="Standard"/>
      <text:p text:style-name="Standard">Points  </text:p>
      <text:p text:style-name="Standard"/>
      <text:list xml:id="list854334067983845336" text:style-name="WWNum193">
        <text:list-item>
          <text:p text:style-name="P91">5 ECTS</text:p>
        </text:list-item>
        <text:list-item>
          <text:p text:style-name="P91">6 ECK</text:p>
        </text:list-item>
      </text:list>
      <text:p text:style-name="Standard"/>
      <text:p text:style-name="Standard">Language</text:p>
      <text:p text:style-name="Standard"/>
      <text:list xml:id="list9177518789993376282" text:style-name="WWNum195">
        <text:list-item>
          <text:p text:style-name="P92">?</text:p>
        </text:list-item>
      </text:list>
      <text:p text:style-name="Standard"/>
      <text:p text:style-name="Standard">Teaching</text:p>
      <text:p text:style-name="Standard"/>
      <text:list xml:id="list7665263647027220127" text:style-name="WWNum197">
        <text:list-item>
          <text:p text:style-name="P93">Seminar / eduScrum</text:p>
        </text:list-item>
        <text:list-item>
          <text:p text:style-name="P93">preferably 3 week block</text:p>
        </text:list-item>
      </text:list>
      <text:p text:style-name="Standard"/>
      <text:p text:style-name="Standard">Assessment</text:p>
      <text:p text:style-name="Standard"/>
      <text:list xml:id="list7711716525698452662" text:style-name="WWNum199">
        <text:list-item>
          <text:p text:style-name="P94">1sbK (e-Test)</text:p>
        </text:list-item>
      </text:list>
      <text:p text:style-name="Standard"/>
      <text:p text:style-name="Standard"><text:s/> </text:p>
      <text:p text:style-name="Standard"/>
      <table:table table:name="Tabelle11" table:style-name="Tabelle11">
        <table:table-column table:style-name="Tabelle11.A" table:number-columns-repeated="2"/>
        <table:table-row table:style-name="Tabelle11.1">
          <table:table-cell table:style-name="Tabelle11.A1" office:value-type="string">
            <text:p text:style-name="Standard">Prerequisites</text:p>
          </table:table-cell>
          <table:table-cell table:style-name="Tabelle11.A1" office:value-type="string">
            <text:p text:style-name="Standard">Maybe obtained in ?</text:p>
          </table:table-cell>
        </table:table-row>
      </table:table>
      <text:p text:style-name="Standard"/>
      <text:list xml:id="list28795179" text:continue-list="list28795398" text:style-name="Outline">
        <text:list-item>
          <text:h text:style-name="P150" text:outline-level="1">Theory 3 <text:span text:style-name="T1">Jirka Dell'Oro-Friedl 03.03.2023, 08:52</text:span></text:h>
        </text:list-item>
      </text:list>
      <text:p text:style-name="OO_20_Subtle_20_Emphasis">Beitrag wurde editiert von: Jirka Dell'Oro-Friedl 03.03.2023, 08:53</text:p>
      <text:p text:style-name="P153">Contents</text:p>
      <text:p text:style-name="Standard"/>
      <text:list xml:id="list195332121559734374" text:style-name="WWNum201">
        <text:list-item>
          <text:p text:style-name="P95">Level Design</text:p>
        </text:list-item>
        <text:list-item>
          <text:p text:style-name="P95">Mission Design</text:p>
        </text:list-item>
        <text:list-item>
          <text:p text:style-name="P95">Narrative Design</text:p>
        </text:list-item>
        <text:list-item>
          <text:p text:style-name="P95">Storytelling</text:p>
        </text:list-item>
        <text:list-item>
          <text:p text:style-name="P95">Environmental</text:p>
        </text:list-item>
        <text:list-item>
          <text:p text:style-name="P95">UX-Design</text:p>
        </text:list-item>
      </text:list>
      <text:p text:style-name="Standard"/>
      <text:p text:style-name="Standard">Lecturers</text:p>
      <text:p text:style-name="Standard"/>
      <text:list xml:id="list4723810248656931438" text:style-name="WWNum203">
        <text:list-item>
          <text:p text:style-name="P96">4SWS NN</text:p>
        </text:list-item>
      </text:list>
      <text:p text:style-name="Standard"/>
      <text:p text:style-name="Standard">Points  </text:p>
      <text:p text:style-name="Standard"/>
      <text:list xml:id="list4240264718564651777" text:style-name="WWNum205">
        <text:list-item>
          <text:p text:style-name="P97">5 ECTS</text:p>
        </text:list-item>
        <text:list-item>
          <text:p text:style-name="P97">6 ECK</text:p>
        </text:list-item>
      </text:list>
      <text:p text:style-name="Standard"/>
      <text:p text:style-name="Standard">Language</text:p>
      <text:p text:style-name="Standard"/>
      <text:list xml:id="list4490122461992727785" text:style-name="WWNum207">
        <text:list-item>
          <text:p text:style-name="P98">English</text:p>
        </text:list-item>
      </text:list>
      <text:p text:style-name="Standard"/>
      <text:p text:style-name="Standard">Teaching</text:p>
      <text:p text:style-name="Standard"/>
      <text:list xml:id="list5437847386575956966" text:style-name="WWNum209">
        <text:list-item>
          <text:p text:style-name="P99">Seminar / eduScrum</text:p>
        </text:list-item>
        <text:list-item>
          <text:p text:style-name="P99">preferably 3 week block</text:p>
        </text:list-item>
      </text:list>
      <text:p text:style-name="Standard"/>
      <text:p text:style-name="Standard">Assessment</text:p>
      <text:p text:style-name="Standard"/>
      <text:list xml:id="list2329539715357598678" text:style-name="WWNum211">
        <text:list-item>
          <text:p text:style-name="P100">1sbK (e-Test)</text:p>
        </text:list-item>
      </text:list>
      <text:p text:style-name="Standard"/>
      <text:p text:style-name="Standard"><text:s/> </text:p>
      <text:p text:style-name="Standard"/>
      <table:table table:name="Tabelle12" table:style-name="Tabelle12">
        <table:table-column table:style-name="Tabelle12.A" table:number-columns-repeated="2"/>
        <table:table-row table:style-name="Tabelle12.1">
          <table:table-cell table:style-name="Tabelle12.A1" office:value-type="string">
            <text:p text:style-name="Standard">Prerequisites</text:p>
          </table:table-cell>
          <table:table-cell table:style-name="Tabelle12.A1" office:value-type="string">
            <text:p text:style-name="Standard">Maybe obtained in ?</text:p>
          </table:table-cell>
        </table:table-row>
        <table:table-row table:style-name="Tabelle12.1">
          <table:table-cell table:style-name="Tabelle12.A1" office:value-type="string">
            <text:p text:style-name="Standard">Theory 2</text:p>
          </table:table-cell>
          <table:table-cell table:style-name="Tabelle12.A1" office:value-type="string">
            <text:p text:style-name="Standard"/>
            <text:p text:style-name="Standard">Theory 2</text:p>
            <text:p text:style-name="Standard"/>
          </table:table-cell>
        </table:table-row>
        <table:table-row table:style-name="Tabelle12.1">
          <table:table-cell table:style-name="Tabelle12.A1" office:value-type="string">
            <text:p text:style-name="Standard">Sound1, Sound2</text:p>
          </table:table-cell>
          <table:table-cell table:style-name="Tabelle12.A1" office:value-type="string">
            <text:p text:style-name="Standard"/>
            <text:p text:style-name="Standard">Sound1, Sound2</text:p>
            <text:p text:style-name="Standard"/>
          </table:table-cell>
        </table:table-row>
        <table:table-row table:style-name="Tabelle12.1">
          <table:table-cell table:style-name="Tabelle12.A1" office:value-type="string">
            <text:p text:style-name="Standard">Visual1, Visual2, Visual3</text:p>
          </table:table-cell>
          <table:table-cell table:style-name="Tabelle12.A1" office:value-type="string">
            <text:p text:style-name="Standard"/>
            <text:p text:style-name="Standard">Visual1, Visual2, Visual3</text:p>
            <text:p text:style-name="Standard"/>
          </table:table-cell>
        </table:table-row>
        <table:table-row table:style-name="Tabelle12.1">
          <table:table-cell table:style-name="Tabelle12.A1" office:value-type="string">
            <text:p text:style-name="Standard">Game AI</text:p>
          </table:table-cell>
          <table:table-cell table:style-name="Tabelle12.A1" office:value-type="string">
            <text:p text:style-name="Standard"/>
            <text:p text:style-name="Standard">Code4</text:p>
            <text:p text:style-name="Standard"/>
          </table:table-cell>
        </table:table-row>
        <table:table-row table:style-name="Tabelle12.1">
          <table:table-cell table:style-name="Tabelle12.A1" office:value-type="string">
            <text:p text:style-name="Standard">Multiplayer</text:p>
          </table:table-cell>
          <table:table-cell table:style-name="Tabelle12.A1" office:value-type="string">
            <text:p text:style-name="Standard"/>
            <text:p text:style-name="Standard">Code4</text:p>
            <text:p text:style-name="Standard"/>
          </table:table-cell>
        </table:table-row>
      </table:table>
      <text:p text:style-name="Standard"/>
      <text:list xml:id="list28802282" text:continue-list="list28795179" text:style-name="Outline">
        <text:list-item>
          <text:h text:style-name="P150" text:outline-level="1">Code 4 <text:span text:style-name="T1">Ruxandra Lasowski 02.03.2023, 21:19</text:span></text:h>
        </text:list-item>
      </text:list>
      <text:p text:style-name="P153">Contents</text:p>
      <text:list xml:id="list7762628710356979822" text:style-name="WWNum213">
        <text:list-item>
          <text:p text:style-name="P101">Game AI</text:p>
        </text:list-item>
        <text:list-item>
          <text:p text:style-name="P101">Finite Automata und Behaviour Trees</text:p>
        </text:list-item>
      </text:list>
      <text:list xml:id="list2744483575931708000" text:style-name="WWNum215">
        <text:list-item>
          <text:p text:style-name="P102">Agents, Search Problems, Uninformed Search</text:p>
        </text:list-item>
        <text:list-item>
          <text:p text:style-name="P102">Informed Search (A* and Heuristics)</text:p>
        </text:list-item>
        <text:list-item>
          <text:p text:style-name="P102">Adversarial Search and Games I: Minimax, Alpha-beta Pruning</text:p>
        </text:list-item>
        <text:list-item>
          <text:p text:style-name="P102">Adversarial Search and Games II: Expectimax, MCTS</text:p>
        </text:list-item>
        <text:list-item>
          <text:p text:style-name="P102">Reinforcement Learning</text:p>
        </text:list-item>
      </text:list>
      <text:list xml:id="list8556619525964703752" text:style-name="WWNum217">
        <text:list-item>
          <text:p text:style-name="P103">@Steffi</text:p>
        </text:list-item>
      </text:list>
      <text:list xml:id="list3453039600111598168" text:style-name="L1">
        <text:list-item>
          <text:p text:style-name="P148">Database</text:p>
        </text:list-item>
        <text:list-item>
          <text:p text:style-name="P148">Relational and NoSQL databases</text:p>
        </text:list-item>
        <text:list-item>
          <text:p text:style-name="P148">Network</text:p>
        </text:list-item>
        <text:list-item>
          <text:p text:style-name="P148">Server APIs</text:p>
        </text:list-item>
        <text:list-item>
          <text:p text:style-name="P148">Backend services</text:p>
        </text:list-item>
      </text:list>
      <text:list xml:id="list28791211" text:continue-list="list8556619525964703752" text:style-name="WWNum217">
        <text:list-item>
          <text:p text:style-name="P103">@Jürgen</text:p>
        </text:list-item>
      </text:list>
      <text:list xml:id="list8328861336963218410" text:style-name="L2">
        <text:list-item>
          <text:list>
            <text:list-item>
              <text:p text:style-name="P154">Network, Multiplayer:</text:p>
            </text:list-item>
            <text:list-item>
              <text:p text:style-name="P149">Internet- and Streaming: Networking Protocols Basics</text:p>
            </text:list-item>
            <text:list-item>
              <text:p text:style-name="P149">Optional: Dedicated Gameserver: Architectures, APIs</text:p>
            </text:list-item>
            <text:list-item>
              <text:p text:style-name="P149">Networking Multiplayer-Gameserver:</text:p>
            </text:list-item>
            <text:list-item>
              <text:p text:style-name="P152">a) Online: Client Server /P2P /MMOG Architectures and Protocols</text:p>
            </text:list-item>
            <text:list-item>
              <text:p text:style-name="P152">b) Local: LAN/WLAN</text:p>
            </text:list-item>
            <text:list-item>
              <text:p text:style-name="P152">c) Dedicated MMOG@home: NAT, DDNS, STUN</text:p>
            </text:list-item>
            <text:list-item>
              <text:p text:style-name="P152">Cloud Gaming over public networks (Shadow/Blade/Google)</text:p>
            </text:list-item>
          </text:list>
        </text:list-item>
      </text:list>
      <text:p text:style-name="Standard"/>
      <text:p text:style-name="Standard">Lecturers  </text:p>
      <text:p text:style-name="Standard"/>
      <text:list xml:id="list541684206627301286" text:style-name="WWNum219">
        <text:list-item>
          <text:p text:style-name="P104">2SWS Ruxandra Lasowski</text:p>
        </text:list-item>
        <text:list-item>
          <text:p text:style-name="P104">2SWS Stephanie Heintz</text:p>
        </text:list-item>
        <text:list-item>
          <text:p text:style-name="P104">2SWS Jürgen Anders</text:p>
        </text:list-item>
      </text:list>
      <text:p text:style-name="Standard"/>
      <text:p text:style-name="Standard">Points</text:p>
      <text:list xml:id="list7716747048954205493" text:style-name="WWNum221">
        <text:list-item>
          <text:p text:style-name="P105">6 ECTS / ECK</text:p>
        </text:list-item>
      </text:list>
      <text:p text:style-name="Standard"/>
      <text:p text:style-name="Standard">Language</text:p>
      <text:p text:style-name="Standard"/>
      <text:list xml:id="list437746254171773319" text:style-name="WWNum223">
        <text:list-item>
          <text:p text:style-name="P106">English</text:p>
        </text:list-item>
      </text:list>
      <text:p text:style-name="Standard"/>
      <text:p text:style-name="Standard"/>
      <table:table table:name="Tabelle13" table:style-name="Tabelle13">
        <table:table-column table:style-name="Tabelle13.A" table:number-columns-repeated="2"/>
        <table:table-row table:style-name="Tabelle13.1">
          <table:table-cell table:style-name="Tabelle13.A1" office:value-type="string">
            <text:p text:style-name="Standard">Prerequisites</text:p>
          </table:table-cell>
          <table:table-cell table:style-name="Tabelle13.A1" office:value-type="string">
            <text:p text:style-name="Standard">Obtained in</text:p>
          </table:table-cell>
        </table:table-row>
        <table:table-row table:style-name="Tabelle13.1">
          <table:table-cell table:style-name="Tabelle13.A1" office:value-type="string">
            <text:p text:style-name="Standard">Basics in Computer science</text:p>
          </table:table-cell>
          <table:table-cell table:style-name="Tabelle13.A1" office:value-type="string">
            <text:p text:style-name="Standard">Gap? Project 2?</text:p>
          </table:table-cell>
        </table:table-row>
        <table:table-row table:style-name="Tabelle13.1">
          <table:table-cell table:style-name="Tabelle13.A1" office:value-type="string">
            <text:p text:style-name="Standard">Distributed Systems</text:p>
          </table:table-cell>
          <table:table-cell table:style-name="Tabelle13.A1" office:value-type="string">
            <text:p text:style-name="Standard">Gap? Project 2?</text:p>
          </table:table-cell>
        </table:table-row>
      </table:table>
      <text:list xml:id="list28786975" text:continue-list="list28802282" text:style-name="Outline">
        <text:list-item>
          <text:h text:style-name="Heading_20_1" text:outline-level="1"/>
        </text:list-item>
        <text:list-item>
          <text:h text:style-name="P150" text:outline-level="1">Code1 <text:span text:style-name="T1">Jirka Dell'Oro-Friedl 24.02.2023, 11:57</text:span></text:h>
        </text:list-item>
      </text:list>
      <text:p text:style-name="OO_20_Subtle_20_Emphasis">Beitrag wurde editiert von: Jirka Dell'Oro-Friedl 25.02.2023, 11:07</text:p>
      <text:p text:style-name="P153">Contents</text:p>
      <text:p text:style-name="Standard"/>
      <text:list xml:id="list2084525768696577556" text:style-name="WWNum235">
        <text:list-item>
          <text:p text:style-name="P112">Creative Coding</text:p>
        </text:list-item>
        <text:list-item>
          <text:p text:style-name="P112">Web Fundamentals</text:p>
        </text:list-item>
        <text:list-item>
          <text:p text:style-name="P112">2D-Scenegraph</text:p>
        </text:list-item>
        <text:list-item>
          <text:p text:style-name="P112">Procedural Code</text:p>
        </text:list-item>
        <text:list-item>
          <text:p text:style-name="P112">Coding Audiovisuals</text:p>
        </text:list-item>
        <text:list-item>
          <text:p text:style-name="P112">Computational Thinking</text:p>
        </text:list-item>
      </text:list>
      <text:p text:style-name="Standard"/>
      <text:p text:style-name="Standard">Lecturers  </text:p>
      <text:p text:style-name="Standard"/>
      <text:list xml:id="list5677059618383345918" text:style-name="WWNum237">
        <text:list-item>
          <text:p text:style-name="P113">3SWS Jirka Dell'Oro-Friedl  </text:p>
        </text:list-item>
        <text:list-item>
          <text:p text:style-name="P113">1SWS Regina Reusch  </text:p>
        </text:list-item>
      </text:list>
      <text:p text:style-name="Standard"/>
      <text:p text:style-name="Standard">Points</text:p>
      <text:p text:style-name="Standard"/>
      <text:list xml:id="list4039742365173988836" text:style-name="WWNum239">
        <text:list-item>
          <text:p text:style-name="P114">6 ECTS / ECK</text:p>
        </text:list-item>
      </text:list>
      <text:p text:style-name="Standard"/>
      <text:p text:style-name="Standard">Language</text:p>
      <text:p text:style-name="Standard"/>
      <text:list xml:id="list5901686699312830514" text:style-name="WWNum241">
        <text:list-item>
          <text:p text:style-name="P115">English</text:p>
        </text:list-item>
      </text:list>
      <text:p text:style-name="Standard"/>
      <text:p text:style-name="Standard">Teaching</text:p>
      <text:p text:style-name="Standard"/>
      <text:list xml:id="list2639580523497790420" text:style-name="WWNum243">
        <text:list-item>
          <text:p text:style-name="P116">Seminar / eduScrum</text:p>
        </text:list-item>
        <text:list-item>
          <text:p text:style-name="P116">preferably 3 week block</text:p>
        </text:list-item>
      </text:list>
      <text:p text:style-name="Standard"/>
      <text:p text:style-name="Standard">Assessment</text:p>
      <text:p text:style-name="Standard"/>
      <text:list xml:id="list9219034104942245205" text:style-name="WWNum245">
        <text:list-item>
          <text:p text:style-name="P117">1 sbK (e-Test)</text:p>
        </text:list-item>
      </text:list>
      <text:p text:style-name="Standard"/>
      <text:p text:style-name="Standard"><text:s/> </text:p>
      <table:table table:name="Tabelle14" table:style-name="Tabelle14">
        <table:table-column table:style-name="Tabelle14.A" table:number-columns-repeated="2"/>
        <table:table-row table:style-name="Tabelle14.1">
          <table:table-cell table:style-name="Tabelle14.A1" office:value-type="string">
            <text:p text:style-name="Standard">Prerequisites</text:p>
          </table:table-cell>
          <table:table-cell table:style-name="Tabelle14.A1" office:value-type="string">
            <text:p text:style-name="Standard">Maybe obtained in ?</text:p>
          </table:table-cell>
        </table:table-row>
        <table:table-row table:style-name="Tabelle14.1">
          <table:table-cell table:style-name="Tabelle14.A1" office:value-type="string">
            <text:p text:style-name="Standard">Foundations of digital information and grafics processing (Bits, Bytes, Pixel, Colorcodes, Bitmaps, Vectorgrafics etc.)</text:p>
          </table:table-cell>
          <table:table-cell table:style-name="Tabelle14.A1" office:value-type="string">
            <text:p text:style-name="Standard"/>
            <text:p text:style-name="Standard">Theory1</text:p>
            <text:p text:style-name="Standard"/>
          </table:table-cell>
        </table:table-row>
        <table:table-row table:style-name="Tabelle14.1">
          <table:table-cell table:style-name="Tabelle14.A1" office:value-type="string">
            <text:p text:style-name="Standard">Foundations of digital sound (Sampling, Playback)</text:p>
          </table:table-cell>
          <table:table-cell table:style-name="Tabelle14.A1" office:value-type="string">
            <text:p text:style-name="Standard"/>
            <text:p text:style-name="Standard">STEM1 (Matthias ist interessiert hier einen Beitrag zu leisten)</text:p>
            <text:p text:style-name="Standard"/>
          </table:table-cell>
        </table:table-row>
        <table:table-row table:style-name="Tabelle14.1">
          <table:table-cell table:style-name="Tabelle14.A1" office:value-type="string">
            <text:p text:style-name="Standard">Experience in creating grafics manually</text:p>
          </table:table-cell>
          <table:table-cell table:style-name="Tabelle14.A1" office:value-type="string">
            <text:p text:style-name="Standard"/>
            <text:p text:style-name="Standard">Visual1</text:p>
            <text:p text:style-name="Standard"/>
          </table:table-cell>
        </table:table-row>
        <table:table-row table:style-name="Tabelle14.1">
          <table:table-cell table:style-name="Tabelle14.A1" office:value-type="string">
            <text:p text:style-name="Standard">Elementary linear algebra</text:p>
          </table:table-cell>
          <table:table-cell table:style-name="Tabelle14.A1" office:value-type="string">
            <text:p text:style-name="Standard"/>
            <text:p text:style-name="Standard">STEM1</text:p>
            <text:p text:style-name="Standard"/>
          </table:table-cell>
        </table:table-row>
        <table:table-row table:style-name="Tabelle14.1">
          <table:table-cell table:style-name="Tabelle14.A1" office:value-type="string">
            <text:p text:style-name="Standard">Fundamental UI-Design</text:p>
          </table:table-cell>
          <table:table-cell table:style-name="Tabelle14.A1" office:value-type="string">
            <text:p text:style-name="Standard"/>
            <text:p text:style-name="Standard">Visual1</text:p>
            <text:p text:style-name="Standard"/>
          </table:table-cell>
        </table:table-row>
        <table:table-row table:style-name="Tabelle14.1">
          <table:table-cell table:style-name="Tabelle14.A1" office:value-type="string">
            <text:p text:style-name="Standard">Some knowledge of Human-Computer-Interaction</text:p>
          </table:table-cell>
          <table:table-cell table:style-name="Tabelle14.A1" office:value-type="string">
            <text:p text:style-name="Standard"/>
            <text:p text:style-name="Standard">Theory1</text:p>
            <text:p text:style-name="Standard"/>
          </table:table-cell>
        </table:table-row>
      </table:table>
      <text:list xml:id="list28784788" text:continue-list="list28786975" text:style-name="Outline">
        <text:list-item>
          <text:h text:style-name="Heading_20_1" text:outline-level="1"><text:soft-page-break/>Code2 <text:span text:style-name="T1">Jirka Dell'Oro-Friedl 24.02.2023, 12:11</text:span></text:h>
        </text:list-item>
      </text:list>
      <text:p text:style-name="OO_20_Subtle_20_Emphasis">Beitrag wurde editiert von: Jirka Dell'Oro-Friedl 25.02.2023, 11:07</text:p>
      <text:p text:style-name="P153">Contents</text:p>
      <text:p text:style-name="Standard"/>
      <text:list xml:id="list2405744010211065928" text:style-name="WWNum247">
        <text:list-item>
          <text:p text:style-name="P118">Software Design</text:p>
        </text:list-item>
        <text:list-item>
          <text:p text:style-name="P118">Object Orientation</text:p>
        </text:list-item>
        <text:list-item>
          <text:p text:style-name="P118">3D-Scenegraph</text:p>
        </text:list-item>
        <text:list-item>
          <text:p text:style-name="P118">Game Patterns &amp; Techniques</text:p>
        </text:list-item>
        <text:list-item>
          <text:p text:style-name="P118">Component Entities</text:p>
        </text:list-item>
      </text:list>
      <text:p text:style-name="Standard"/>
      <text:p text:style-name="Standard">Lecturers</text:p>
      <text:p text:style-name="Standard"/>
      <text:list xml:id="list2286799671998879293" text:style-name="WWNum249">
        <text:list-item>
          <text:p text:style-name="P119">4SWS Jirka Dell'Oro-Friedl  </text:p>
        </text:list-item>
      </text:list>
      <text:p text:style-name="Standard"/>
      <text:p text:style-name="Standard">Points  </text:p>
      <text:p text:style-name="Standard"/>
      <text:list xml:id="list4814019728993985283" text:style-name="WWNum251">
        <text:list-item>
          <text:p text:style-name="P120">5 ECTS</text:p>
        </text:list-item>
        <text:list-item>
          <text:p text:style-name="P120">6 ECK</text:p>
        </text:list-item>
      </text:list>
      <text:p text:style-name="Standard"/>
      <text:p text:style-name="Standard">Language</text:p>
      <text:p text:style-name="Standard"/>
      <text:list xml:id="list6683594545586793517" text:style-name="WWNum253">
        <text:list-item>
          <text:p text:style-name="P121">English</text:p>
        </text:list-item>
      </text:list>
      <text:p text:style-name="Standard"/>
      <text:p text:style-name="Standard">Teaching</text:p>
      <text:p text:style-name="Standard"/>
      <text:list xml:id="list507865754370302875" text:style-name="WWNum255">
        <text:list-item>
          <text:p text:style-name="P122">Seminar / eduScrum</text:p>
        </text:list-item>
        <text:list-item>
          <text:p text:style-name="P122">preferably 3 week block</text:p>
        </text:list-item>
      </text:list>
      <text:p text:style-name="Standard"/>
      <text:p text:style-name="Standard">Assessment</text:p>
      <text:p text:style-name="Standard"/>
      <text:list xml:id="list433970872089022699" text:style-name="WWNum257">
        <text:list-item>
          <text:p text:style-name="P123">1sbK (e-Test)</text:p>
        </text:list-item>
      </text:list>
      <text:p text:style-name="Standard"/>
      <text:p text:style-name="Standard"><text:s/> </text:p>
      <text:p text:style-name="Standard"/>
      <table:table table:name="Tabelle15" table:style-name="Tabelle15">
        <table:table-column table:style-name="Tabelle15.A" table:number-columns-repeated="2"/>
        <table:table-row table:style-name="Tabelle15.1">
          <table:table-cell table:style-name="Tabelle15.A1" office:value-type="string">
            <text:p text:style-name="Standard">Prerequisites</text:p>
          </table:table-cell>
          <table:table-cell table:style-name="Tabelle15.A1" office:value-type="string">
            <text:p text:style-name="Standard">Maybe obtained in ?</text:p>
          </table:table-cell>
        </table:table-row>
        <table:table-row table:style-name="Tabelle15.1">
          <table:table-cell table:style-name="Tabelle15.A1" office:value-type="string">
            <text:p text:style-name="Standard">Code1</text:p>
          </table:table-cell>
          <table:table-cell table:style-name="Tabelle15.A1" office:value-type="string">
            <text:p text:style-name="Standard"/>
            <text:p text:style-name="Standard">Code1</text:p>
            <text:p text:style-name="Standard"/>
          </table:table-cell>
        </table:table-row>
        <table:table-row table:style-name="Tabelle15.1">
          <table:table-cell table:style-name="Tabelle15.A1" office:value-type="string">
            <text:p text:style-name="Standard">Spatial audio</text:p>
          </table:table-cell>
          <table:table-cell table:style-name="Tabelle15.A1" office:value-type="string">
            <text:p text:style-name="Standard"/>
            <text:p text:style-name="Standard">Sound1</text:p>
            <text:p text:style-name="Standard"/>
          </table:table-cell>
        </table:table-row>
        <table:table-row table:style-name="Tabelle15.1">
          <table:table-cell table:style-name="Tabelle15.A1" office:value-type="string">
            <text:p text:style-name="Standard">Modelling, texturing, lighting</text:p>
          </table:table-cell>
          <table:table-cell table:style-name="Tabelle15.A1" office:value-type="string">
            <text:p text:style-name="Standard"/>
            <text:p text:style-name="Standard">Visual2</text:p>
            <text:p text:style-name="Standard"/>
          </table:table-cell>
        </table:table-row>
        <table:table-row table:style-name="Tabelle15.1">
          <table:table-cell table:style-name="Tabelle15.A1" office:value-type="string">
            <text:p text:style-name="Standard">Foundations of software engineering</text:p>
          </table:table-cell>
          <table:table-cell table:style-name="Tabelle15.A1" office:value-type="string">
            <text:p text:style-name="Standard"/>
            <text:p text:style-name="Standard">Management1</text:p>
            <text:p text:style-name="Standard"/>
          </table:table-cell>
        </table:table-row>
        <table:table-row table:style-name="Tabelle15.1">
          <table:table-cell table:style-name="Tabelle15.A1" office:value-type="string">
            <text:p text:style-name="Standard">Perspective</text:p>
          </table:table-cell>
          <table:table-cell table:style-name="Tabelle15.A1" office:value-type="string">
            <text:p text:style-name="Standard"/>
            <text:p text:style-name="Standard">Visual1, STEM1</text:p>
            <text:p text:style-name="Standard"/>
          </table:table-cell>
        </table:table-row>
      </table:table>
      <text:list xml:id="list28808197" text:continue-list="list28784788" text:style-name="Outline">
        <text:list-item>
          <text:h text:style-name="Heading_20_1" text:outline-level="1"/>
        </text:list-item>
        <text:list-item>
          <text:h text:style-name="P150" text:outline-level="1">Project1: Physical Game <text:span text:style-name="T1">Jirka Dell'Oro-Friedl 25.02.2023, 07:40</text:span></text:h>
        </text:list-item>
      </text:list>
      <text:p text:style-name="OO_20_Subtle_20_Emphasis">Beitrag wurde editiert von: Jirka Dell'Oro-Friedl 25.02.2023, 11:07</text:p>
      <text:p text:style-name="P153">Contents</text:p>
      <text:list xml:id="list4806913466032766250" text:style-name="WWNum259">
        <text:list-item>
          <text:p text:style-name="P124">Design and creation of a physical game, optionally with digital augmentation</text:p>
        </text:list-item>
        <text:list-item>
          <text:p text:style-name="P124">Practical application of various skills acquired in previous modules</text:p>
        </text:list-item>
        <text:list-item>
          <text:p text:style-name="P124">Team- and projectmanagement</text:p>
        </text:list-item>
        <text:list-item>
          <text:p text:style-name="P124">Practice visualization, documentation, communication, presentation  </text:p>
        </text:list-item>
        <text:list-item>
          <text:p text:style-name="P124">Work with physical material to create prototypes</text:p>
        </text:list-item>
      </text:list>
      <text:p text:style-name="Standard"/>
      <text:p text:style-name="Standard">Lecturers</text:p>
      <text:list xml:id="list8087649740451606416" text:style-name="WWNum261">
        <text:list-item>
          <text:p text:style-name="P125">3SWS in total for three docents as jury</text:p>
        </text:list-item>
      </text:list>
      <text:p text:style-name="Standard"/>
      <text:p text:style-name="Standard">Points</text:p>
      <text:list xml:id="list408288084144722147" text:style-name="WWNum263">
        <text:list-item>
          <text:p text:style-name="P126">10 ECTS</text:p>
        </text:list-item>
        <text:list-item>
          <text:p text:style-name="P126">6 ECK</text:p>
        </text:list-item>
      </text:list>
      <text:p text:style-name="Standard"/>
      <text:p text:style-name="Standard">Language  </text:p>
      <text:list xml:id="list6067357535563828641" text:style-name="WWNum265">
        <text:list-item>
          <text:p text:style-name="P127">English/German</text:p>
        </text:list-item>
      </text:list>
      <text:p text:style-name="Standard"/>
      <text:p text:style-name="Standard">Teaching</text:p>
      <text:list xml:id="list5254621125742525590" text:style-name="WWNum267">
        <text:list-item>
          <text:p text:style-name="P128">Workshop / Scrum</text:p>
        </text:list-item>
        <text:list-item>
          <text:p text:style-name="P128">preferably 6 week block</text:p>
        </text:list-item>
      </text:list>
      <text:p text:style-name="Standard"/>
      <text:p text:style-name="Standard">Assessment</text:p>
      <text:list xml:id="list376712524355393529" text:style-name="WWNum269">
        <text:list-item>
          <text:p text:style-name="P129">1A</text:p>
        </text:list-item>
      </text:list>
      <text:p text:style-name="Standard"/>
      <table:table table:name="Tabelle16" table:style-name="Tabelle16">
        <table:table-column table:style-name="Tabelle16.A" table:number-columns-repeated="2"/>
        <table:table-row table:style-name="Tabelle16.1">
          <table:table-cell table:style-name="Tabelle16.A1" office:value-type="string">
            <text:p text:style-name="Standard">Prerequisites</text:p>
          </table:table-cell>
          <table:table-cell table:style-name="Tabelle16.A1" office:value-type="string">
            <text:p text:style-name="Standard">Maybe obtained in ?</text:p>
          </table:table-cell>
        </table:table-row>
        <table:table-row table:style-name="Tabelle16.1">
          <table:table-cell table:style-name="Tabelle16.A1" office:value-type="string">
            <text:p text:style-name="Standard">Visual Design</text:p>
          </table:table-cell>
          <table:table-cell table:style-name="Tabelle16.A1" office:value-type="string">
            <text:p text:style-name="Standard"/>
            <text:p text:style-name="Standard">Visual1</text:p>
            <text:p text:style-name="Standard"/>
          </table:table-cell>
        </table:table-row>
        <table:table-row table:style-name="Tabelle16.1">
          <table:table-cell table:style-name="Tabelle16.A1" office:value-type="string">
            <text:p text:style-name="Standard">Foundations of perception &amp; cognition</text:p>
          </table:table-cell>
          <table:table-cell table:style-name="Tabelle16.A1" office:value-type="string">
            <text:p text:style-name="Standard"/>
            <text:p text:style-name="Standard">Theory1</text:p>
            <text:p text:style-name="Standard"/>
          </table:table-cell>
        </table:table-row>
        <table:table-row table:style-name="Tabelle16.1">
          <table:table-cell table:style-name="Tabelle16.A1" office:value-type="string">
            <text:p text:style-name="Standard">Perspective</text:p>
          </table:table-cell>
          <table:table-cell table:style-name="Tabelle16.A1" office:value-type="string">
            <text:p text:style-name="Standard"/>
            <text:p text:style-name="Standard">Visual1, STEM1</text:p>
            <text:p text:style-name="Standard"/>
          </table:table-cell>
        </table:table-row>
        <table:table-row table:style-name="Tabelle16.1">
          <table:table-cell table:style-name="Tabelle16.A1" office:value-type="string">
            <text:p text:style-name="Standard">Probability, strategy and game theory</text:p>
          </table:table-cell>
          <table:table-cell table:style-name="Tabelle16.A1" office:value-type="string">
            <text:p text:style-name="Standard"/>
            <text:p text:style-name="Standard">STEM1, Theory2</text:p>
            <text:p text:style-name="Standard"/>
          </table:table-cell>
        </table:table-row>
        <table:table-row table:style-name="Tabelle16.1">
          <table:table-cell table:style-name="Tabelle16.A1" office:value-type="string">
            <text:p text:style-name="Standard">Foundation of game design</text:p>
          </table:table-cell>
          <table:table-cell table:style-name="Tabelle16.A1" office:value-type="string">
            <text:p text:style-name="Standard"/>
            <text:p text:style-name="Standard">Theory2</text:p>
            <text:p text:style-name="Standard"/>
          </table:table-cell>
        </table:table-row>
        <table:table-row table:style-name="Tabelle16.1">
          <table:table-cell table:style-name="Tabelle16.A1" office:value-type="string">
            <text:p text:style-name="Standard">3D-Modelling for stills or 3D-printing, if applicable</text:p>
          </table:table-cell>
          <table:table-cell table:style-name="Tabelle16.A1" office:value-type="string">
            <text:p text:style-name="Standard"/>
            <text:p text:style-name="Standard">Visual2</text:p>
            <text:p text:style-name="Standard"/>
          </table:table-cell>
        </table:table-row>
        <table:table-row table:style-name="Tabelle16.1">
          <table:table-cell table:style-name="Tabelle16.A1" office:value-type="string">
            <text:p text:style-name="Standard">Audiodesign, if applicable</text:p>
          </table:table-cell>
          <table:table-cell table:style-name="Tabelle16.A1" office:value-type="string">
            <text:p text:style-name="Standard"/>
            <text:p text:style-name="Standard">STEM1, Sound1</text:p>
            <text:p text:style-name="Standard"/>
          </table:table-cell>
        </table:table-row>
        <table:table-row table:style-name="Tabelle16.1">
          <table:table-cell table:style-name="Tabelle16.A1" office:value-type="string">
            <text:p text:style-name="Standard">Generative design of stills if applicable</text:p>
          </table:table-cell>
          <table:table-cell table:style-name="Tabelle16.A1" office:value-type="string">
            <text:p text:style-name="Standard"/>
            <text:p text:style-name="Standard">Code1</text:p>
            <text:p text:style-name="Standard"/>
          </table:table-cell>
        </table:table-row>
      </table:table>
      <text:list xml:id="list28787386" text:continue-list="list28808197" text:style-name="Outline">
        <text:list-item>
          <text:h text:style-name="Heading_20_1" text:outline-level="1"><text:soft-page-break/>Project2: Simple Digital Project <text:span text:style-name="T1">Jirka Dell'Oro-Friedl 25.02.2023, 09:52</text:span></text:h>
        </text:list-item>
      </text:list>
      <text:p text:style-name="P153">Contents</text:p>
      <text:list xml:id="list3657132815083738251" text:style-name="WWNum271">
        <text:list-item>
          <text:p text:style-name="P130">Design and creation of a simple interactive application</text:p>
        </text:list-item>
        <text:list-item>
          <text:p text:style-name="P130">Practical application of various skills acquired in previous modules</text:p>
        </text:list-item>
        <text:list-item>
          <text:p text:style-name="P130">Implemention of graphics, sound, behaviour, animation, text</text:p>
        </text:list-item>
        <text:list-item>
          <text:p text:style-name="P130">Team- and projectmanagement</text:p>
        </text:list-item>
        <text:list-item>
          <text:p text:style-name="P130">Practice visualization, documentation, communication, presentation  </text:p>
        </text:list-item>
        <text:list-item>
          <text:p text:style-name="P130">Work with digital material to create prototypes</text:p>
        </text:list-item>
      </text:list>
      <text:p text:style-name="Standard"/>
      <text:p text:style-name="Standard">Lecturers</text:p>
      <text:list xml:id="list4316332189890145173" text:style-name="WWNum273">
        <text:list-item>
          <text:p text:style-name="P131">3SWS in total for three docents as jury</text:p>
        </text:list-item>
      </text:list>
      <text:p text:style-name="Standard"/>
      <text:p text:style-name="Standard">Points</text:p>
      <text:list xml:id="list3161544709298229931" text:style-name="WWNum275">
        <text:list-item>
          <text:p text:style-name="P132">10 ECTS</text:p>
        </text:list-item>
        <text:list-item>
          <text:p text:style-name="P132">6 ECK</text:p>
        </text:list-item>
      </text:list>
      <text:p text:style-name="Standard"/>
      <text:p text:style-name="Standard">Language</text:p>
      <text:list xml:id="list7828874680350375213" text:style-name="WWNum277">
        <text:list-item>
          <text:p text:style-name="P133">English/German  </text:p>
        </text:list-item>
      </text:list>
      <text:p text:style-name="Standard"/>
      <text:p text:style-name="Standard">Teaching</text:p>
      <text:p text:style-name="Standard"/>
      <text:list xml:id="list1621041411985981281" text:style-name="WWNum279">
        <text:list-item>
          <text:p text:style-name="P134">Workshop / Scrum</text:p>
        </text:list-item>
        <text:list-item>
          <text:p text:style-name="P134">preferably 6 week block</text:p>
        </text:list-item>
      </text:list>
      <text:p text:style-name="Standard"/>
      <text:p text:style-name="Standard">Assessment</text:p>
      <text:list xml:id="list3520218535409195702" text:style-name="WWNum281">
        <text:list-item>
          <text:p text:style-name="P135">1A</text:p>
        </text:list-item>
      </text:list>
      <text:p text:style-name="Standard"/>
      <text:p text:style-name="Standard"><text:s/> </text:p>
      <text:p text:style-name="Standard"/>
      <table:table table:name="Tabelle17" table:style-name="Tabelle17">
        <table:table-column table:style-name="Tabelle17.A" table:number-columns-repeated="2"/>
        <table:table-row table:style-name="Tabelle17.1">
          <table:table-cell table:style-name="Tabelle17.A1" office:value-type="string">
            <text:p text:style-name="Standard">Prerequisites</text:p>
          </table:table-cell>
          <table:table-cell table:style-name="Tabelle17.A1" office:value-type="string">
            <text:p text:style-name="Standard">Maybe obtained in ?</text:p>
          </table:table-cell>
        </table:table-row>
        <table:table-row table:style-name="Tabelle17.1">
          <table:table-cell table:style-name="Tabelle17.A1" office:value-type="string">
            <text:p text:style-name="Standard">Project1</text:p>
          </table:table-cell>
          <table:table-cell table:style-name="Tabelle17.A1" office:value-type="string">
            <text:p text:style-name="Standard"/>
            <text:p text:style-name="Standard">Project1</text:p>
            <text:p text:style-name="Standard"/>
          </table:table-cell>
        </table:table-row>
        <table:table-row table:style-name="Tabelle17.1">
          <table:table-cell table:style-name="Tabelle17.A1" office:value-type="string">
            <text:p text:style-name="Standard">Interactive &amp; immersive audio</text:p>
          </table:table-cell>
          <table:table-cell table:style-name="Tabelle17.A1" office:value-type="string">
            <text:p text:style-name="Standard"/>
            <text:p text:style-name="Standard">Sound1</text:p>
            <text:p text:style-name="Standard"/>
          </table:table-cell>
        </table:table-row>
        <table:table-row table:style-name="Tabelle17.1">
          <table:table-cell table:style-name="Tabelle17.A1" office:value-type="string">
            <text:p text:style-name="Standard">Software design, software engineering</text:p>
          </table:table-cell>
          <table:table-cell table:style-name="Tabelle17.A1" office:value-type="string">
            <text:p text:style-name="Standard"/>
            <text:p text:style-name="Standard">Management1, Code2</text:p>
            <text:p text:style-name="Standard"/>
          </table:table-cell>
        </table:table-row>
        <table:table-row table:style-name="Tabelle17.1">
          <table:table-cell table:style-name="Tabelle17.A1" office:value-type="string">
            <text:p text:style-name="Standard">2D and/or 3D-animation</text:p>
          </table:table-cell>
          <table:table-cell table:style-name="Tabelle17.A1" office:value-type="string">
            <text:p text:style-name="Standard"/>
            <text:p text:style-name="Standard">Visual3</text:p>
            <text:p text:style-name="Standard"/>
          </table:table-cell>
        </table:table-row>
        <table:table-row table:style-name="Tabelle17.1">
          <table:table-cell table:style-name="Tabelle17.A1" office:value-type="string">
            <text:p text:style-name="Standard">3D-modelling for interaction, if applicable</text:p>
          </table:table-cell>
          <table:table-cell table:style-name="Tabelle17.A1" office:value-type="string">
            <text:p text:style-name="Standard"/>
            <text:p text:style-name="Standard">Visual2</text:p>
            <text:p text:style-name="Standard"/>
          </table:table-cell>
        </table:table-row>
        <table:table-row table:style-name="Tabelle17.1">
          <table:table-cell table:style-name="Tabelle17.A1" office:value-type="string">
            <text:p text:style-name="Standard">Coding</text:p>
          </table:table-cell>
          <table:table-cell table:style-name="Tabelle17.A1" office:value-type="string">
            <text:p text:style-name="Standard"/>
            <text:p text:style-name="Standard">Code1, Code2</text:p>
            <text:p text:style-name="Standard"/>
          </table:table-cell>
        </table:table-row>
        <table:table-row table:style-name="Tabelle17.1">
          <table:table-cell table:style-name="Tabelle17.A1" office:value-type="string">
            <text:p text:style-name="Standard">Foundations of physics engines and dynamical systems, if applicable</text:p>
          </table:table-cell>
          <table:table-cell table:style-name="Tabelle17.A1" office:value-type="string">
            <text:p text:style-name="Standard"/>
            <text:p text:style-name="Standard">STEM2</text:p>
            <text:p text:style-name="Standard"/>
          </table:table-cell>
        </table:table-row>
      </table:table>
      <text:p text:style-name="Standard"/>
      <text:list xml:id="list28811332" text:continue-list="list28787386" text:style-name="Outline">
        <text:list-item>
          <text:h text:style-name="P150" text:outline-level="1">Project3: Advanced Digital Project <text:span text:style-name="T1">Jirka Dell'Oro-Friedl 25.02.2023, 10:00</text:span></text:h>
        </text:list-item>
      </text:list>
      <text:p text:style-name="P153">Contents</text:p>
      <text:list xml:id="list7089758536418270581" text:style-name="WWNum283">
        <text:list-item>
          <text:p text:style-name="P136">Design and creation of an advanced interactive application</text:p>
        </text:list-item>
        <text:list-item>
          <text:p text:style-name="P136">Practical application of various skills acquired in previous modules</text:p>
        </text:list-item>
        <text:list-item>
          <text:p text:style-name="P136">Implemention of advanced technologies e.g. AR/VR, spatial audio/video, tangible interfaces</text:p>
        </text:list-item>
        <text:list-item>
          <text:p text:style-name="P136">Team- and projectmanagement</text:p>
        </text:list-item>
        <text:list-item>
          <text:p text:style-name="P136">Practice visualization, documentation, communication, presentation  </text:p>
        </text:list-item>
        <text:list-item>
          <text:p text:style-name="P136">Work with digital material to create advanced prototypes</text:p>
        </text:list-item>
      </text:list>
      <text:p text:style-name="Standard"/>
      <text:p text:style-name="Standard">Lecturers</text:p>
      <text:list xml:id="list955226262917302388" text:style-name="WWNum285">
        <text:list-item>
          <text:p text:style-name="P137">3SWS in total for three docents as jury</text:p>
        </text:list-item>
      </text:list>
      <text:p text:style-name="Standard"/>
      <text:p text:style-name="Standard">Points  </text:p>
      <text:list xml:id="list5769260782303320563" text:style-name="WWNum287">
        <text:list-item>
          <text:p text:style-name="P138">10 ECTS / 6 ECK</text:p>
        </text:list-item>
      </text:list>
      <text:p text:style-name="Standard"/>
      <text:p text:style-name="Standard">Language</text:p>
      <text:list xml:id="list643413886283260143" text:style-name="WWNum289">
        <text:list-item>
          <text:p text:style-name="P139">English/German</text:p>
        </text:list-item>
      </text:list>
      <text:p text:style-name="Standard"/>
      <text:p text:style-name="Standard">Teaching</text:p>
      <text:list xml:id="list2754916344107134041" text:style-name="WWNum291">
        <text:list-item>
          <text:p text:style-name="P140">Workshop / Scrum</text:p>
        </text:list-item>
        <text:list-item>
          <text:p text:style-name="P140">preferably 6 week block</text:p>
        </text:list-item>
      </text:list>
      <text:p text:style-name="Standard">Assessment</text:p>
      <text:list xml:id="list1138390117121088734" text:style-name="WWNum293">
        <text:list-item>
          <text:p text:style-name="P141">1A</text:p>
        </text:list-item>
      </text:list>
      <table:table table:name="Tabelle18" table:style-name="Tabelle18">
        <table:table-column table:style-name="Tabelle18.A" table:number-columns-repeated="2"/>
        <table:table-row table:style-name="Tabelle18.1">
          <table:table-cell table:style-name="Tabelle18.A1" office:value-type="string">
            <text:p text:style-name="Standard">Prerequisites</text:p>
          </table:table-cell>
          <table:table-cell table:style-name="Tabelle18.A1" office:value-type="string">
            <text:p text:style-name="Standard">Maybe obtained in ?</text:p>
          </table:table-cell>
        </table:table-row>
        <table:table-row table:style-name="Tabelle18.1">
          <table:table-cell table:style-name="Tabelle18.A1" office:value-type="string">
            <text:p text:style-name="Standard">Project2</text:p>
          </table:table-cell>
          <table:table-cell table:style-name="Tabelle18.A1" office:value-type="string">
            <text:p text:style-name="Standard">Project2</text:p>
            <text:p text:style-name="Standard"/>
          </table:table-cell>
        </table:table-row>
        <table:table-row table:style-name="Tabelle18.1">
          <table:table-cell table:style-name="Tabelle18.A1" office:value-type="string">
            <text:p text:style-name="Standard">Spatial audio</text:p>
          </table:table-cell>
          <table:table-cell table:style-name="Tabelle18.A1" office:value-type="string">
            <text:p text:style-name="Standard">Sound1</text:p>
            <text:p text:style-name="Standard"/>
          </table:table-cell>
        </table:table-row>
        <table:table-row table:style-name="Tabelle18.1">
          <table:table-cell table:style-name="Tabelle18.A1" office:value-type="string">
            <text:p text:style-name="Standard">Music &amp; sound design</text:p>
          </table:table-cell>
          <table:table-cell table:style-name="Tabelle18.A1" office:value-type="string">
            <text:p text:style-name="Standard">Sound2</text:p>
            <text:p text:style-name="Standard"/>
          </table:table-cell>
        </table:table-row>
        <table:table-row table:style-name="Tabelle18.1">
          <table:table-cell table:style-name="Tabelle18.A1" office:value-type="string">
            <text:p text:style-name="Standard">Modelling and animation in 2D and 3D</text:p>
          </table:table-cell>
          <table:table-cell table:style-name="Tabelle18.A1" office:value-type="string">
            <text:p text:style-name="Standard">Visual2, Visual3</text:p>
            <text:p text:style-name="Standard"/>
          </table:table-cell>
        </table:table-row>
        <table:table-row table:style-name="Tabelle18.1">
          <table:table-cell table:style-name="Tabelle18.A1" office:value-type="string">
            <text:p text:style-name="Standard">3D-Modelling for interaction, if applicable</text:p>
          </table:table-cell>
          <table:table-cell table:style-name="Tabelle18.A1" office:value-type="string">
            <text:p text:style-name="Standard">Visual2</text:p>
            <text:p text:style-name="Standard"/>
          </table:table-cell>
        </table:table-row>
        <table:table-row table:style-name="Tabelle18.1">
          <table:table-cell table:style-name="Tabelle18.A1" office:value-type="string">
            <text:p text:style-name="Standard">Advanced coding</text:p>
          </table:table-cell>
          <table:table-cell table:style-name="Tabelle18.A1" office:value-type="string">
            <text:p text:style-name="Standard">Code3</text:p>
            <text:p text:style-name="Standard"/>
          </table:table-cell>
        </table:table-row>
        <table:table-row table:style-name="Tabelle18.1">
          <table:table-cell table:style-name="Tabelle18.A1" office:value-type="string">
            <text:p text:style-name="Standard">Foundation of physics engines &amp; dynamical systems</text:p>
          </table:table-cell>
          <table:table-cell table:style-name="Tabelle18.A1" office:value-type="string">
            <text:p text:style-name="Standard">STEM2</text:p>
            <text:p text:style-name="Standard"/>
          </table:table-cell>
        </table:table-row>
        <table:table-row table:style-name="Tabelle18.1">
          <table:table-cell table:style-name="Tabelle18.A1" office:value-type="string">
            <text:p text:style-name="Standard">Storytelling, narrative design if applicable</text:p>
          </table:table-cell>
          <table:table-cell table:style-name="Tabelle18.A1" office:value-type="string">
            <text:p text:style-name="Standard">Theory3</text:p>
            <text:p text:style-name="Standard"/>
          </table:table-cell>
        </table:table-row>
        <table:table-row table:style-name="Tabelle18.1">
          <table:table-cell table:style-name="Tabelle18.A1" office:value-type="string">
            <text:p text:style-name="Standard">UX-Design</text:p>
          </table:table-cell>
          <table:table-cell table:style-name="Tabelle18.A1" office:value-type="string">
            <text:p text:style-name="Standard">Theory3</text:p>
            <text:p text:style-name="Standard"/>
          </table:table-cell>
        </table:table-row>
        <table:table-row table:style-name="Tabelle18.1">
          <table:table-cell table:style-name="Tabelle18.A1" office:value-type="string">
            <text:p text:style-name="Standard">Foundations of multiuser experiences, if applicable</text:p>
          </table:table-cell>
          <table:table-cell table:style-name="Tabelle18.A1" office:value-type="string">
            <text:p text:style-name="Standard">Code4</text:p>
            <text:p text:style-name="Standard"/>
          </table:table-cell>
        </table:table-row>
        <table:table-row table:style-name="Tabelle18.1">
          <table:table-cell table:style-name="Tabelle18.A1" office:value-type="string">
            <text:p text:style-name="Standard">Advanced computer-Interaction, if applicable</text:p>
          </table:table-cell>
          <table:table-cell table:style-name="Tabelle18.A1" office:value-type="string">
            <text:p text:style-name="Standard">Code4</text:p>
            <text:p text:style-name="Standard"/>
          </table:table-cell>
        </table:table-row>
        <table:table-row table:style-name="Tabelle18.1">
          <table:table-cell table:style-name="Tabelle18.A1" office:value-type="string">
            <text:p text:style-name="Standard">Tangible interfaces, computer vision, physical computing if applicable</text:p>
          </table:table-cell>
          <table:table-cell table:style-name="Tabelle18.A1" office:value-type="string">
            <text:p text:style-name="Standard">STEM3</text:p>
            <text:p text:style-name="Standard"/>
          </table:table-cell>
        </table:table-row>
      </table:table>
      <text:p text:style-name="Standard"/>
      <text:list xml:id="list28804265" text:continue-list="list28811332" text:style-name="Outline">
        <text:list-item>
          <text:h text:style-name="P150" text:outline-level="1">Project4: Complex Digital Project <text:span text:style-name="T1">Jirka Dell'Oro-Friedl 25.02.2023, 10:23</text:span></text:h>
        </text:list-item>
      </text:list>
      <text:p text:style-name="OO_20_Subtle_20_Emphasis">Beitrag wurde editiert von: Jirka Dell'Oro-Friedl 25.02.2023, 10:30</text:p>
      <text:p text:style-name="P153">Contents</text:p>
      <text:p text:style-name="Standard"/>
      <text:list xml:id="list1404911700277266513" text:style-name="WWNum295">
        <text:list-item>
          <text:p text:style-name="P142">Professional Design and creation of a complex interactive application  </text:p>
        </text:list-item>
        <text:list-item>
          <text:p text:style-name="P142">Practical application of various skills acquired in previous modules</text:p>
        </text:list-item>
        <text:list-item>
          <text:p text:style-name="P142">Consideration and calculation of professional publishing, marketing, monetization, quality assurance.</text:p>
        </text:list-item>
        <text:list-item>
          <text:p text:style-name="P142">Practice professional workflow</text:p>
        </text:list-item>
      </text:list>
      <text:p text:style-name="Standard"/>
      <text:p text:style-name="Standard">Lecturers</text:p>
      <text:p text:style-name="Standard"/>
      <text:list xml:id="list6330656032565400842" text:style-name="WWNum297">
        <text:list-item>
          <text:p text:style-name="P143">3SWS in total for three docents as jury</text:p>
        </text:list-item>
      </text:list>
      <text:p text:style-name="Standard"/>
      <text:p text:style-name="Standard">Points</text:p>
      <text:p text:style-name="Standard"/>
      <text:list xml:id="list1572387616684216177" text:style-name="WWNum299">
        <text:list-item>
          <text:p text:style-name="P144">12 ECTS / ECK</text:p>
        </text:list-item>
      </text:list>
      <text:p text:style-name="Standard"/>
      <text:p text:style-name="Standard">Language</text:p>
      <text:p text:style-name="Standard"/>
      <text:list xml:id="list6810092519576490433" text:style-name="WWNum301">
        <text:list-item>
          <text:p text:style-name="P145">English/German</text:p>
        </text:list-item>
      </text:list>
      <text:p text:style-name="Standard"/>
      <text:p text:style-name="Standard">Teaching</text:p>
      <text:p text:style-name="Standard"/>
      <text:list xml:id="list8403169876104708415" text:style-name="WWNum303">
        <text:list-item>
          <text:p text:style-name="P146">Workshop / Scrum</text:p>
        </text:list-item>
        <text:list-item>
          <text:p text:style-name="P146">preferably 8 week block  </text:p>
        </text:list-item>
      </text:list>
      <text:p text:style-name="Standard"/>
      <text:p text:style-name="Standard">Assessment</text:p>
      <text:p text:style-name="Standard"/>
      <text:list xml:id="list8410028531036031041" text:style-name="WWNum305">
        <text:list-item>
          <text:p text:style-name="P147">1A</text:p>
        </text:list-item>
      </text:list>
      <text:p text:style-name="Standard"/>
      <text:p text:style-name="Standard"><text:s/> </text:p>
      <text:p text:style-name="Standard"/>
      <text:p text:style-name="Standard">Prerequisites</text:p>
      <text:p text:style-name="Standard">Maybe obtained in ?</text:p>
      <text:p text:style-name="Standard">Project3</text:p>
      <text:p text:style-name="Standard"/>
      <text:p text:style-name="Standard">Project3</text:p>
      <text:p text:style-name="Standard"/>
      <text:p text:style-name="Standard">Producing, business calculation, advanced management</text:p>
      <text:p text:style-name="Standard"/>
      <text:p text:style-name="Standard">Management2. Managemen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font-name-asian="SimSun" style:font-size-asian="12pt" style:language-asian="de" style:country-asian="D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353cm" fo:keep-together="always" fo:keep-with-next="always"/>
      <style:text-properties fo:color="#345a8a" style:font-name="Cambria"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265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_20_Paragraph" style:display-name="List Paragraph" style:family="paragraph"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_20_Subtitle" style:display-name="OO Subtitle" style:family="paragraph" style:parent-style-name="Standard" style:default-outline-level="" style:list-style-name="">
      <style:text-properties fo:color="#4f81bd" style:font-name="Cambria" fo:letter-spacing="0.026cm" fo:font-style="italic" style:font-style-asian="italic" style:font-name-complex="F" style:font-style-complex="italic"/>
    </style:style>
    <style:style style:name="OO_20_Subtle_20_Emphasis" style:display-name="OO Subtle Emphasis" style:family="paragraph" style:parent-style-name="Standard" style:default-outline-level="" style:list-style-name="">
      <style:text-properties fo:color="#8a6d3b" style:font-name="Cambria" fo:font-size="10pt" fo:font-style="italic" style:font-size-asian="10pt" style:font-style-asian="italic" style:font-name-complex="F" style:font-size-complex="10pt" style:font-style-complex="italic"/>
    </style:style>
    <style:style style:name="OO_20_Quote" style:display-name="OO Quote" style:family="paragraph" style:parent-style-name="Standard" style:default-outline-level="" style:list-style-name="">
      <style:text-properties fo:color="#555555" style:font-name="Cambria" fo:font-size="10pt" fo:font-style="italic" style:font-size-asian="10pt" style:font-style-asian="italic" style:font-name-complex="F" style:font-size-complex="10pt" style:font-style-complex="italic"/>
    </style:style>
    <style:style style:name="OO_20_Inline_20_Box" style:display-name="OO Inline Box" style:family="paragraph" style:parent-style-name="Standard" style:default-outline-level="" style:list-style-name="">
      <style:text-properties style:font-name="Cambria" style:font-name-complex="F"/>
    </style:style>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mbria" fo:font-size="16pt" fo:font-weight="bold" style:font-size-asian="16pt" style:font-weight-asian="bold" style:font-name-complex="F" style:font-size-complex="16pt" style:font-weight-complex="bold"/>
    </style:style>
    <style:style style:name="Überschrift_20_2_20_Zeichen" style:display-name="Überschrift 2 Zeiche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itel_20_Zeichen" style:display-name="Titel Zeichen"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OO_20_Untertitel_20_Zeichen" style:display-name="OO Untertitel Zeichen" style:family="text" style:parent-style-name="Default_20_Paragraph_20_Font">
      <style:text-properties fo:color="#4f81bd" style:font-name="Cambria" fo:letter-spacing="0.026cm" fo:font-style="italic" style:font-style-asian="italic" style:font-name-complex="F" style:font-style-complex="italic"/>
    </style:style>
    <style:style style:name="OO_20_Subtle_20_Emphasis" style:display-name="OO Subtle Emphasis" style:family="text" style:parent-style-name="Default_20_Paragraph_20_Font">
      <style:text-properties fo:color="#8a6d3b" fo:font-size="10pt" fo:font-style="italic" style:font-size-asian="10pt" style:font-style-asian="italic" style:font-size-complex="10pt" style:font-style-complex="italic"/>
    </style:style>
    <style:style style:name="OO_20_Quote" style:display-name="OO Quote" style:family="text" style:parent-style-name="Default_20_Paragraph_20_Font">
      <style:text-properties fo:color="#555555" fo:font-size="10pt" fo:font-style="italic" style:font-size-asian="10pt" style:font-style-asian="italic" style:font-size-complex="10pt" style:font-style-complex="italic"/>
    </style:style>
    <style:style style:name="OO_20_Inline_20_Box" style:display-name="OO Inline Box"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columns fo:column-count="2" fo:column-gap="0cm">
          <style:column style:rel-width="6979*" fo:start-indent="0cm" fo:end-indent="0cm"/>
          <style:column style:rel-width="6979*"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penOLAT</meta:initial-creator>
    <meta:creation-date>2021-12-15T09:41:13.100</meta:creation-date>
    <meta:generator>OpenOffice/4.1.5$Win32 OpenOffice.org_project/415m1$Build-9789</meta:generator>
    <dc:date>2023-03-15T08:55:08.76</dc:date>
    <meta:editing-duration>PT24M29S</meta:editing-duration>
    <meta:editing-cycles>4</meta:editing-cycles>
    <meta:document-statistic meta:table-count="17" meta:image-count="0" meta:object-count="0" meta:page-count="25" meta:paragraph-count="743" meta:word-count="2980" meta:character-count="19200"/>
    <meta:user-defined meta:name="AppVersion">16.0000</meta:user-defined>
  </office:meta>
</office:document-meta>
</file>